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style:font-name="Roboto Mono" fo:font-size="10pt" style:font-name-asian="Roboto Mono1" style:font-size-asian="10pt" style:font-name-complex="Roboto Mono1" style:font-size-complex="10pt"/>
    </style:style>
    <style:style style:name="P2" style:family="paragraph" style:parent-style-name="Standard">
      <style:text-properties style:font-name="Roboto Mono" fo:font-size="10pt" fo:background-color="#6fa8dc" style:font-name-asian="Roboto Mono1" style:font-size-asian="10pt" style:font-name-complex="Roboto Mono1" style:font-size-complex="10pt"/>
    </style:style>
    <style:style style:name="P3" style:family="paragraph" style:parent-style-name="Standard">
      <style:text-properties style:font-name="Roboto Mono" fo:font-size="10pt" fo:background-color="#a2c4c9" style:font-name-asian="Roboto Mono1" style:font-size-asian="10pt" style:font-name-complex="Roboto Mono1" style:font-size-complex="10pt"/>
    </style:style>
    <style:style style:name="P4" style:family="paragraph" style:parent-style-name="Standard">
      <style:text-properties style:font-name="Courier New" style:font-name-asian="Courier New1" style:font-name-complex="Courier New1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 style:master-page-name="Standard">
      <style:paragraph-properties style:page-number="1"/>
      <style:text-properties style:font-name="Roboto Mono" fo:font-size="10pt" style:font-name-asian="Roboto Mono1" style:font-size-asian="10pt" style:font-name-complex="Roboto Mono1" style:font-size-complex="10pt"/>
    </style:style>
    <style:style style:name="T1" style:family="text">
      <style:text-properties style:font-name="Roboto Mono" fo:font-size="10pt" style:font-name-asian="Roboto Mono1" style:font-size-asian="10pt" style:font-name-complex="Roboto Mono1" style:font-size-complex="10pt"/>
    </style:style>
    <style:style style:name="T2" style:family="text">
      <style:text-properties style:font-name="Roboto Mono" fo:font-size="10pt" fo:background-color="#a2c4c9" loext:char-shading-value="0" style:font-name-asian="Roboto Mono1" style:font-size-asian="10pt" style:font-name-complex="Roboto Mono1" style:font-size-complex="10pt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><text:span text:style-name="T1">// TODO:</text:span></text:p>
      <text:p text:style-name="Standard"><text:span text:style-name="T1">// Update formalism to reflect the use of [MDF, Xs=Ts] in Meth-OK (done)</text:span></text:p>
      <text:p text:style-name="Standard"><text:span text:style-name="T1">// fixType(ie, iT, depth), the lambda specialised version of fixType is new</text:span></text:p>
      <text:p text:style-name="Standard"><text:span text:style-name="T1">// adapt(MDF, MDF _) = MDF</text:span></text:p>
      <text:p text:style-name="Standard"><text:span text:style-name="T1">// adapt(lent, recMdf) = recMdf</text:span></text:p>
      <text:p text:style-name="Standard"><text:span text:style-name="T1">// adapt(mut, recMdf) = mut</text:span></text:p>
      <text:p text:style-name="Standard"><text:span text:style-name="T1">// best(IT1, IT2) now uses sub-typing instead of picking left.</text:span></text:p>
      <text:p text:style-name="Standard"><text:span text:style-name="T1"><text:s text:c="3"/>still picks left for no sub-typing relationship but maybe we should say it's undefined?</text:span></text:p>
      <text:p text:style-name="Standard"><text:span text:style-name="T1">// Add change made for 5b collect sameXX</text:span></text:p>
      <text:p text:style-name="Standard"><text:span text:style-name="T1">// I think we may need to adjust Meth-OK to specifically say that the T for selfName has the MDF // from the method</text:span></text:p>
      <text:p text:style-name="Standard"><text:span text:style-name="T1">// Can we do adaptorOk on transitive sub-type (imm SortedList[imm Int] &lt;: imm List[read Int])</text:span></text:p>
      <text:p text:style-name="Standard"><text:span text:style-name="T1">T1 = imm SortedList[imm Int] &lt;: T3 = imm List[read Int]</text:span></text:p>
      <text:p text:style-name="Standard"><text:span text:style-name="T1">T2 = imm List[imm Int]</text:span></text:p>
      <text:p text:style-name="Standard"><text:span text:style-name="T1">imm List[imm Int] &lt;: imm List[read Int] OK (because adapter returns imm and imm &lt;: read)</text:span></text:p>
      <text:p text:style-name="Standard"><text:span text:style-name="T1">:. T1 &lt;: T3</text:span></text:p>
      <text:p text:style-name="Standard"><text:span text:style-name="T1">should be reflexive too</text:span></text:p>
      <text:p text:style-name="P1"/>
      <text:p text:style-name="Standard"><text:span text:style-name="T1">// ----</text:span></text:p>
      <text:p text:style-name="Standard"><text:span text:style-name="T1">// Promote in Meth-OK as well as multiMeth</text:span></text:p>
      <text:p text:style-name="P1"/>
      <text:p text:style-name="Standard"><text:span text:style-name="T1">s-&gt;s</text:span></text:p>
      <text:p text:style-name="Standard"><text:span text:style-name="T1"><text:s text:c="2"/>.use fs=FileSystem</text:span></text:p>
      <text:p text:style-name="Standard"><text:soft-page-break/><text:span text:style-name="T1"><text:s text:c="2"/>.do fs.write(...)</text:span></text:p>
      <text:p text:style-name="Standard"><text:span text:style-name="T1">.use[C](c:CapFac[C], cont:F[C,SystemStream,Void])-&gt;cont#(c#this/*lent*/,this)</text:span></text:p>
      <text:p text:style-name="P1"/>
      <text:p text:style-name="Standard"><text:span text:style-name="T1">cond ~= (cap,self)-&gt;self.bunchOfCalls()</text:span></text:p>
      <text:p text:style-name="Standard"><text:span text:style-name="T1">//how to avoid Stream[C,R]</text:span></text:p>
      <text:p text:style-name="Standard"><text:span text:style-name="T1">Int i=myStreamPerson</text:span></text:p>
      <text:p text:style-name="Standard"><text:span text:style-name="T1"><text:s text:c="2"/>.dup(x={s-&gt;e})</text:span></text:p>
      <text:p text:style-name="Standard"><text:span text:style-name="T1"><text:s text:c="2"/>.if(cond(x)).return(unused={complexComp(5)})</text:span></text:p>
      <text:p text:style-name="Standard"><text:span text:style-name="T1">// <text:s/>.if(cond(x)).error(_={5})</text:span></text:p>
      <text:p text:style-name="Standard"><text:span text:style-name="T1"><text:s text:c="2"/>.filter(..)P-&gt;P</text:span></text:p>
      <text:p text:style-name="Standard"><text:span text:style-name="T1"><text:s text:c="2"/>.map(..)P-&gt;I</text:span></text:p>
      <text:p text:style-name="Standard"><text:span text:style-name="T1"><text:s text:c="2"/>.first()</text:span></text:p>
      <text:p text:style-name="P1"/>
      <text:p text:style-name="P1"/>
      <text:p text:style-name="Standard"><text:span text:style-name="T1">Block</text:span></text:p>
      <text:p text:style-name="Standard"><text:span text:style-name="T1"><text:s text:c="2"/>.if {true} .return {5}</text:span></text:p>
      <text:p text:style-name="Standard"><text:span text:style-name="T1"><text:s text:c="2"/>.if {long}</text:span></text:p>
      <text:p text:style-name="P1"/>
      <text:p text:style-name="P1"/>
      <text:p text:style-name="Standard"><text:span text:style-name="T1">Block</text:span></text:p>
      <text:p text:style-name="Standard"><text:span text:style-name="T1"><text:s text:c="2"/>.if true .return _={5}</text:span></text:p>
      <text:p text:style-name="Standard"><text:span text:style-name="T1"><text:s text:c="2"/>.if true .error 5</text:span></text:p>
      <text:p text:style-name="Standard"><text:span text:style-name="T1"><text:s text:c="2"/>.if long</text:span></text:p>
      <text:p text:style-name="Standard"><text:span text:style-name="T1"><text:s text:c="2"/>.do e</text:span></text:p>
      <text:p text:style-name="P1"><text:soft-page-break/></text:p>
      <text:p text:style-name="P1"/>
      <text:p text:style-name="Standard"><text:span text:style-name="T1">IfStream[C]:{</text:span></text:p>
      <text:p text:style-name="Standard"><text:span text:style-name="T1"><text:s text:c="2"/>.return[R](r:F[R],cont:F[Void,Stream[C],R]):R</text:span></text:p>
      <text:p text:style-name="Standard"><text:span text:style-name="T1"><text:s text:c="2"/>.var[R](x:F[T],cont:F[T,Stream[C],R]):R</text:span></text:p>
      <text:p text:style-name="Standard"><text:span text:style-name="T1"><text:s text:c="2"/>}</text:span></text:p>
      <text:p text:style-name="Standard"><text:span text:style-name="T1">IfThenStream[C]:IfStream[C]{</text:span></text:p>
      <text:p text:style-name="Standard"><text:span text:style-name="T1"><text:s text:c="2"/>.inner:Stream[C]</text:span></text:p>
      <text:p text:style-name="Standard"><text:span text:style-name="T1"><text:s text:c="2"/>.return[R](r:F[R],cont:F[Void,Stream[C],R]):R-&gt;r#</text:span></text:p>
      <text:p text:style-name="Standard"><text:span text:style-name="T1"><text:s text:c="2"/>.var[R](x:F[T],cont:F[T,Stream[C],R]):R-&gt;cont#(x#,this.inner)</text:span></text:p>
      <text:p text:style-name="Standard"><text:span text:style-name="T1"><text:s text:c="2"/>}</text:span></text:p>
      <text:p text:style-name="P1"/>
      <text:p text:style-name="Standard"><text:span text:style-name="T1">IfElseStream[C]:IfStream[C]{</text:span></text:p>
      <text:p text:style-name="Standard"><text:span text:style-name="T1"><text:s text:c="2"/>.inner:Stream[C]</text:span></text:p>
      <text:p text:style-name="Standard"><text:span text:style-name="T1"><text:s text:c="2"/>.return[R](r:F[R],cont:F[Void,Stream[C],R]):R-&gt;cont#(Void,this.inner)</text:span></text:p>
      <text:p text:style-name="Standard"><text:span text:style-name="T1">// <text:s/>.var[R](x:F[T],cont:F[T,Stream[C],R]):R-&gt;cont#(x#,this.inner) ??</text:span></text:p>
      <text:p text:style-name="Standard"><text:span text:style-name="T1"><text:s text:c="2"/>}</text:span></text:p>
      <text:p text:style-name="P1"/>
      <text:p text:style-name="P1"/>
      <text:p text:style-name="P1"/>
      <text:p text:style-name="Standard"><text:span text:style-name="T1">Stream[C] {</text:span></text:p>
      <text:p text:style-name="Standard"><text:span text:style-name="T1"><text:s text:c="2"/>[R] if(cond: Bool, ifBranch: R): SometimesStream[C, R]</text:span></text:p>
      <text:p text:style-name="Standard"><text:span text:style-name="T1">}</text:span></text:p>
      <text:p text:style-name="P1"/>
      <text:p text:style-name="Standard"><text:soft-page-break/><text:span text:style-name="T1">SometimesStream[C, R]: Stream[C] {</text:span></text:p>
      <text:p text:style-name="Standard"><text:span text:style-name="T1"><text:s text:c="2"/></text:span></text:p>
      <text:p text:style-name="Standard"><text:span text:style-name="T1">}</text:span></text:p>
      <text:p text:style-name="P1"/>
      <text:p text:style-name="Standard"><text:span text:style-name="T1">Turn off Markdown detection: Tools -&gt; Preferences -&gt; Uncheck auto-detect markdown</text:span></text:p>
      <text:p text:style-name="Standard"><text:span text:style-name="T1">https://github.com/NickGeek/Fearless </text:span></text:p>
      <text:p text:style-name="P1"/>
      <text:p text:style-name="Standard"><text:span text:style-name="T1">TODO: Show Homer and Isaac</text:span></text:p>
      <text:p text:style-name="P1"/>
      <text:p text:style-name="Standard"><text:span text:style-name="T1">New idea? instead of {x!! methods} we could just do like python and require .</text:span>f(this,x:T,y:T)-&gt;...</text:p>
      <text:p text:style-name="Standard"/>
      <text:p text:style-name="Standard">BoxIso[T]:{</text:p>
      <text:p text:style-name="Standard"><text:s text:c="2"/>mut .swap(iso T):iso T</text:p>
      <text:p text:style-name="Standard"><text:s text:c="2"/>mut .look[R](obs:F[mut T, R]):R-&gt;boring/magic</text:p>
      <text:p text:style-name="Standard"><text:s text:c="2"/>mut .get:iso T</text:p>
      <text:p text:style-name="Standard"><text:s text:c="2"/>//NO <text:s/>read .readGet:read T</text:p>
      <text:p text:style-name="Standard"><text:s text:c="2"/>mut .set:iso T</text:p>
      <text:p text:style-name="Standard"><text:s text:c="2"/>}</text:p>
      <text:p text:style-name="Standard">BoxIso:{ #[T](e:iso T):mut BoxIso[T]-&gt;magic }</text:p>
      <text:p text:style-name="Standard"/>
      <text:p text:style-name="Standard">FlowIso[T].map[R](isoT-&gt;isoR):FlowIso[R]</text:p>
      <text:p text:style-name="Standard">FlowIso[T].mapI(isoT-&gt;R):Flow[R]</text:p>
      <text:p text:style-name="Standard"/>
      <text:p text:style-name="Standard"/>
      <text:p text:style-name="Standard"><text:soft-page-break/>f=Flow[T]:{</text:p>
      <text:p text:style-name="Standard"><text:s text:c="2"/>.subscribe( s:Sub[T]):Void</text:p>
      <text:p text:style-name="Standard"><text:s text:c="2"/></text:p>
      <text:p text:style-name="Standard"><text:s text:c="2"/>}</text:p>
      <text:p text:style-name="Standard">foo:mut List[mut Actors]</text:p>
      <text:p text:style-name="Standard"/>
      <text:p text:style-name="Standard">foo.map(mut a-&gt;e)</text:p>
      <text:p text:style-name="Standard"/>
      <text:p text:style-name="Standard">r=f.toList()</text:p>
      <text:p text:style-name="Standard"/>
      <text:p text:style-name="Standard">FIso[A,R]:{ #(iso A):iso R}</text:p>
      <text:p text:style-name="Standard">P[A,B]:{ .a:mdf A, .b:,mdf B </text:p>
      <text:p text:style-name="Standard"><text:s text:c="2"/>iso .match(F)</text:p>
      <text:p text:style-name="Standard"><text:s text:c="2"/>}</text:p>
      <text:p text:style-name="Standard">P:{#[A,B](a:mdf A, b:mdf B):mut P[mdf A, mdf B]-&gt;{.a-&gt;a,.b-&gt;b}}</text:p>
      <text:p text:style-name="Standard">OptIsoBox[T]:{</text:p>
      <text:p text:style-name="Standard"><text:s text:c="2"/>mut .inner:mut BoxIso[Opt[mut T]]</text:p>
      <text:p text:style-name="Standard"><text:s text:c="2"/>mut look[R](obs:F[mut T, R]):R -&gt;</text:p>
      <text:p text:style-name="Standard"><text:s text:c="4"/>FIso[Opt[mut T],P[mut T, R]{e-&gt;P#(e.get,obs#(e.get)) }#(this.swap{})</text:p>
      <text:p text:style-name="Standard"><text:s text:c="4"/></text:p>
      <text:p text:style-name="Standard"><text:s text:c="2"/>}</text:p>
      <text:p text:style-name="Standard">Or simply use a prefix like {~ x methods} or { 'x methods}</text:p>
      <text:p text:style-name="Standard">Foo:{</text:p>
      <text:p text:style-name="Standard"><text:s text:c="2"/>anchored superable .bar(this,..)-&gt;e</text:p>
      <text:p text:style-name="Standard"><text:soft-page-break/><text:s text:c="2"/>}</text:p>
      <text:p text:style-name="Standard">==</text:p>
      <text:p text:style-name="Standard">Foo:{</text:p>
      <text:p text:style-name="Standard"><text:s text:c="2"/>.Foo.bar(..)-&gt;e</text:p>
      <text:p text:style-name="Standard"><text:s text:c="2"/>.bar(this,..)-&gt;this.Foo.bar(..)</text:p>
      <text:p text:style-name="Standard"><text:s text:c="2"/>}</text:p>
      <text:p text:style-name="Standard"/>
      <text:p text:style-name="P1"/>
      <text:p text:style-name="Standard"><text:span text:style-name="T1">--------------------</text:span></text:p>
      <text:p text:style-name="Standard"><text:span text:style-name="T1">Fearless</text:span></text:p>
      <text:p text:style-name="Standard"><text:span text:style-name="T1">--------------------</text:span></text:p>
      <text:p text:style-name="Standard"><text:span text:style-name="T1">expected commands</text:span></text:p>
      <text:p text:style-name="Standard"><text:span text:style-name="T1">fearless -dest PATH PATH'</text:span></text:p>
      <text:p text:style-name="Standard"><text:span text:style-name="T1">fearless PATH ==fearless -dest PATH/OUT PATH'</text:span></text:p>
      <text:p text:style-name="P1"/>
      <text:p text:style-name="Standard"><text:span text:style-name="T1">fearless -dest PATH' PATH</text:span></text:p>
      <text:p text:style-name="Standard"><text:span text:style-name="T1"><text:s text:c="2"/>well formed </text:span></text:p>
      <text:p text:style-name="Standard"><text:span text:style-name="T1"><text:s text:c="4"/>PATH exists and is a readable folder</text:span></text:p>
      <text:p text:style-name="Standard"><text:span text:style-name="T1"><text:s text:c="4"/>PATH' <text:s/>exists as a (writable)folder or can be created as a (writable)folder</text:span></text:p>
      <text:p text:style-name="P1"/>
      <text:p text:style-name="Standard"><text:span text:style-name="T1">fearless -dest PATH' PATH</text:span></text:p>
      <text:p text:style-name="Standard"><text:span text:style-name="T1"><text:s text:c="2"/>and there is not a folder PATH/META</text:span></text:p>
      <text:p text:style-name="Standard"><text:span text:style-name="T1"><text:s text:c="2"/>compile PATH into PATH'</text:span></text:p>
      <text:p text:style-name="Standard"><text:span text:style-name="T1">fearless -dest PATH' PATH</text:span></text:p>
      <text:p text:style-name="Standard"><text:soft-page-break/><text:span text:style-name="T1"><text:s text:c="2"/>and there is a folder PATH/META</text:span></text:p>
      <text:p text:style-name="Standard"><text:span text:style-name="T1"><text:s text:c="2"/>equivalent to fearless -dest PATH'/build PATH/build</text:span></text:p>
      <text:p text:style-name="P1"/>
      <text:p text:style-name="Standard"><text:span text:style-name="T1">//Example default structure made by: `fearless new my-project`</text:span></text:p>
      <text:p text:style-name="Standard"><text:span text:style-name="T1">my-project</text:span></text:p>
      <text:p text:style-name="Standard"><text:span text:style-name="T1"><text:s text:c="2"/>src/</text:span></text:p>
      <text:p text:style-name="Standard"><text:span text:style-name="T1"><text:s text:c="4"/>build/</text:span></text:p>
      <text:p text:style-name="Standard"><text:span text:style-name="T1"><text:s text:c="6"/>Build.fear</text:span></text:p>
      <text:p text:style-name="Standard"><text:span text:style-name="T1"><text:s text:c="6"/>UnitTests.fear</text:span></text:p>
      <text:p text:style-name="Standard"><text:span text:style-name="T1"><text:s text:c="4"/>myModule/C.fear</text:span></text:p>
      <text:p text:style-name="Standard"><text:span text:style-name="T1"><text:s text:c="4"/>A.fear</text:span></text:p>
      <text:p text:style-name="Standard"><text:span text:style-name="T1"><text:s text:c="4"/>B.fear</text:span></text:p>
      <text:p text:style-name="Standard"><text:span text:style-name="T1"><text:s text:c="2"/>out/</text:span></text:p>
      <text:p text:style-name="Standard"><text:span text:style-name="T1"><text:s text:c="4"/>...</text:span></text:p>
      <text:p text:style-name="P1"/>
      <text:p text:style-name="Standard"><text:span text:style-name="T1">--------------------</text:span></text:p>
      <text:p text:style-name="Standard"><text:span text:style-name="T1">1 Grammar User level</text:span></text:p>
      <text:p text:style-name="Standard"><text:span text:style-name="T1">--------------------</text:span></text:p>
      <text:p text:style-name="Standard"><text:span text:style-name="T1">e <text:s text:c="2"/>::= x | e m e' | e m(es) | e m(x=e) | e m x = e | e m[Ts](es) | e m[Ts](x=e) | v | (e)</text:span></text:p>
      <text:p text:style-name="Standard"><text:span text:style-name="T1">v <text:s text:c="2"/>::= l:MDF Ref[T] | MDF B</text:span></text:p>
      <text:p text:style-name="Standard"><text:span text:style-name="T1">B <text:s text:c="2"/>::= ITs BB</text:span></text:p>
      <text:p text:style-name="Standard"><text:span text:style-name="T1">BB <text:s/>::= {x, SM} | {SM} | {x, Ms} | {Ms}</text:span></text:p>
      <text:p text:style-name="Standard"><text:span text:style-name="T1">T <text:s text:c="2"/>::= MDF C[Ts] | MDF X</text:span></text:p>
      <text:p text:style-name="Standard"><text:span text:style-name="T1">MDF ::= iso | mut | lent | read | imm |recMdf | mdf</text:span></text:p>
      <text:p text:style-name="Standard"><text:soft-page-break/><text:span text:style-name="T1">IT <text:s/>::= C[Ts]</text:span></text:p>
      <text:p text:style-name="Standard"><text:span text:style-name="T1">SM <text:s/>::= xs-&gt;e | e //single method</text:span></text:p>
      <text:p text:style-name="Standard"><text:span text:style-name="T1">M <text:s text:c="2"/>::= sig, | sig-&gt;e, | m(xs)-&gt;e,</text:span></text:p>
      <text:p text:style-name="Standard"><text:span text:style-name="T1">sig ::= MDF m[Xs](G):T</text:span></text:p>
      <text:p text:style-name="Standard"><text:span text:style-name="T1">D <text:s text:c="2"/>::= C[Xs]:B</text:span></text:p>
      <text:p text:style-name="Standard"><text:span text:style-name="T1">m <text:s text:c="2"/>::= .Lid | symbols // +-*/\|!@#$%^&amp;?~&lt;&gt;= <text:s/>(excluding = alone and excluding containing //)</text:span></text:p>
      <text:p text:style-name="Standard"><text:span text:style-name="T1">Uid ::= uppercase Id //class names and generics; can start with _Uppercase</text:span></text:p>
      <text:p text:style-name="Standard"><text:span text:style-name="T1">Lid ::= lowercase Id //method names and parameters, can start with _low or _num</text:span></text:p>
      <text:p text:style-name="Standard"><text:span text:style-name="T1">x <text:s text:c="2"/>::= Lid | ‘_’ // literal underscore</text:span></text:p>
      <text:p text:style-name="Standard"><text:span text:style-name="T1">X <text:s text:c="2"/>::= Uid</text:span></text:p>
      <text:p text:style-name="Standard"><text:span text:style-name="T1">Al <text:s/>::= alias pks . Uid as SC | alias pks . Uid[Ts] as SC</text:span></text:p>
      <text:p text:style-name="Standard"><text:span text:style-name="T1">C::= SC | pks . Uid | +/-numbers | stringLiterals</text:span></text:p>
      <text:p text:style-name="Standard"><text:span text:style-name="T1">SC::= Uid</text:span></text:p>
      <text:p text:style-name="P1"/>
      <text:p text:style-name="Standard"><text:span text:style-name="T1">ITX ::= IT | X</text:span></text:p>
      <text:p text:style-name="Standard"><text:span text:style-name="T1">MUTY::= mut | lent | read</text:span></text:p>
      <text:p text:style-name="Standard"><text:span text:style-name="T1">HYG ::= read | lent</text:span></text:p>
      <text:p text:style-name="Standard"><text:span text:style-name="T1">mem::= l1:v1..ln:vn</text:span></text:p>
      <text:p text:style-name="Standard"><text:span text:style-name="T1">ctxV ::= [] | ctxV m[Ts](es) | v m[Ts](vs ctxV es)</text:span></text:p>
      <text:p text:style-name="Standard"><text:span text:style-name="T1">call::= m(es) | m | m e</text:span></text:p>
      <text:p text:style-name="P1"/>
      <text:p text:style-name="Standard"><text:span text:style-name="T1">Note: {-&gt;e} not valid syntax</text:span></text:p>
      <text:p text:style-name="P1"/>
      <text:p text:style-name="Standard"><text:span text:style-name="T1">Precedence</text:span></text:p>
      <text:p text:style-name="Standard"><text:soft-page-break/><text:span text:style-name="T1"><text:s text:c="2"/>-strong unary op</text:span></text:p>
      <text:p text:style-name="Standard"><text:span text:style-name="T1"><text:s text:c="2"/>-weak, left associative binary op</text:span></text:p>
      <text:p text:style-name="P1"/>
      <text:p text:style-name="Standard"><text:span text:style-name="T1">--------------------</text:span></text:p>
      <text:p text:style-name="Standard"><text:span text:style-name="T1">2 Sugar</text:span></text:p>
      <text:p text:style-name="Standard"><text:span text:style-name="T1">--------------------</text:span></text:p>
      <text:p text:style-name="Standard"><text:span text:style-name="T1">We can omit [] () {}, but e m(es) is not equivalent to e m[](es) but it is requesting [Ts] to be inferred.</text:span></text:p>
      <text:p text:style-name="Standard"><text:span text:style-name="T1">If a method has a single parameter, we can call it as a binary operator</text:span></text:p>
      <text:p text:style-name="Standard"><text:span text:style-name="T1">When calling a method we can have the [Ts] inferred</text:span></text:p>
      <text:p text:style-name="Standard"><text:span text:style-name="T1">In a sig we can write m(xs) instead of sig when overriding</text:span></text:p>
      <text:p text:style-name="Standard"><text:span text:style-name="T1">In a B when overriding a single method we can omit the m</text:span></text:p>
      <text:p text:style-name="Standard"><text:span text:style-name="T1">and if there is zero args we can omit ()-&gt;</text:span></text:p>
      <text:p text:style-name="Standard"><text:span text:style-name="T1">Method are overloaded on number of arguments</text:span></text:p>
      <text:p text:style-name="Standard"><text:span text:style-name="T1">Class names are overloaded on number of Xs</text:span></text:p>
      <text:p text:style-name="Standard"><text:span text:style-name="T1">If x is not specified in a B, it is a fresh x.</text:span></text:p>
      <text:p text:style-name="P1"/>
      <text:p text:style-name="Standard"><text:span text:style-name="T1">Variable sugar:</text:span></text:p>
      <text:p text:style-name="Standard"><text:span text:style-name="T1"><text:s text:c="2"/>[e0 m(x=e) calls] = e0 m(e,(x,fresh)-&gt;fresh calls)</text:span></text:p>
      <text:p text:style-name="Standard"><text:span text:style-name="T1"><text:s text:c="2"/>Where calls eagerly contains as many calls as possible,<text:line-break/> <text:s/>up to the end of the expression</text:span></text:p>
      <text:p text:style-name="Standard"><text:span text:style-name="T1">--------------------</text:span></text:p>
      <text:p text:style-name="Standard"><text:span text:style-name="T1">3 User-level well formedness</text:span></text:p>
      <text:p text:style-name="Standard"><text:span text:style-name="T1">--------------------</text:span></text:p>
      <text:p text:style-name="Standard"><text:span text:style-name="T1">Actual generic parameters can not be iso</text:span></text:p>
      <text:p text:style-name="Standard"><text:span text:style-name="T1">No explicitly declared this</text:span></text:p>
      <text:p text:style-name="Standard"><text:soft-page-break/><text:span text:style-name="T1">Method and type parameter lists are disjoint</text:span></text:p>
      <text:p text:style-name="Standard"><text:span text:style-name="T1">No shadowing</text:span></text:p>
      <text:p text:style-name="Standard"><text:span text:style-name="T1">Disjoint trait names //overloading on generic arity</text:span></text:p>
      <text:p text:style-name="Standard"><text:span text:style-name="T1">Disjoint method names //overloading on parameter arity</text:span></text:p>
      <text:p text:style-name="Standard"><text:span text:style-name="T1">'mdf' only in front of X</text:span></text:p>
      <text:p text:style-name="Standard"><text:span text:style-name="T1">‘mdf’ and ‘recMdf’ is not used as a the modifier for a method</text:span></text:p>
      <text:p text:style-name="Standard"><text:span text:style-name="T1">Implements relation is acyclic //ok to implement same trait with different generics</text:span></text:p>
      <text:p text:style-name="Standard"><text:span text:style-name="T1">that is, forall (C,n), (C,n) notin supertypes(Ds, C, n).</text:span></text:p>
      <text:p text:style-name="Standard"><text:span text:style-name="T1">X in NoMutHyg[X] is a generic parameter on the interface implementing it</text:span></text:p>
      <text:p text:style-name="Standard"><text:span text:style-name="T1">If the lambda type is inferred then at least "{}" must be present</text:span></text:p>
      <text:p text:style-name="Standard"><text:span text:style-name="T1">In a B a SM of form ()-&gt;e is ill formed (but ok as an SM)</text:span></text:p>
      <text:p text:style-name="Standard"><text:span text:style-name="T1">All used traits exist in Ds</text:span></text:p>
      <text:p text:style-name="Standard"><text:span text:style-name="T1">Xs and xs are not free variables outside of declarations</text:span></text:p>
      <text:p text:style-name="Standard"><text:span text:style-name="T1">_______</text:span></text:p>
      <text:p text:style-name="Standard"><text:span text:style-name="T1">#Define (C,n) in supertypes(Ds,IT)</text:span></text:p>
      <text:p text:style-name="Standard"><text:span text:style-name="T1">forall (C,n)</text:span></text:p>
      <text:p text:style-name="Standard"><text:span text:style-name="T1"><text:s text:c="3"/>(C,n) notin supertypes(Ds, C, n)</text:span></text:p>
      <text:p text:style-name="P1"/>
      <text:p text:style-name="Standard"><text:span text:style-name="T1">#Define supertypes(Ds,C,n) = (C',n')</text:span></text:p>
      <text:p text:style-name="Standard"><text:span text:style-name="T1">(C',n') in supertypes(Ds, C,n)</text:span></text:p>
      <text:p text:style-name="Standard"><text:span text:style-name="T1"><text:s text:c="2"/>where C[X1..Xn]: _ C'[T1..Tk] _{_} in Ds</text:span></text:p>
      <text:p text:style-name="P1"/>
      <text:p text:style-name="Standard"><text:span text:style-name="T1">(C2,n2) in supertypes(Ds, C0,n0)</text:span></text:p>
      <text:p text:style-name="Standard"><text:span text:style-name="T1"><text:s text:c="2"/>where</text:span></text:p>
      <text:p text:style-name="Standard"><text:soft-page-break/><text:span text:style-name="T1"><text:s text:c="2"/>(C1,n1) in supertypes(Ds, C0,n0)</text:span></text:p>
      <text:p text:style-name="Standard"><text:span text:style-name="T1"><text:s text:c="2"/>(C2,n2) in supertypes(Ds, C1,n1)</text:span></text:p>
      <text:p text:style-name="P1"/>
      <text:p text:style-name="P1"/>
      <text:p text:style-name="Standard"><text:span text:style-name="T1">--------------------</text:span></text:p>
      <text:p text:style-name="Standard"><text:span text:style-name="T1">4 Simplified Grammar (after inference)</text:span></text:p>
      <text:p text:style-name="Standard"><text:span text:style-name="T1">--------------------</text:span></text:p>
      <text:p text:style-name="Standard"><text:span text:style-name="T1">e <text:s text:c="2"/>::= x | e m[Ts](es) | v</text:span></text:p>
      <text:p text:style-name="Standard"><text:span text:style-name="T1">v <text:s text:c="2"/>::= l:MDF Ref[T] | MDF B</text:span></text:p>
      <text:p text:style-name="Standard"><text:span text:style-name="T1">B <text:s text:c="2"/>::= ITs {x, Ms}</text:span></text:p>
      <text:p text:style-name="Standard"><text:span text:style-name="T1">M <text:s text:c="2"/>::= sig, | sig -&gt;e,</text:span></text:p>
      <text:p text:style-name="Standard"><text:span text:style-name="T1">C <text:s text:c="2"/>::= pks . Uid | +/-numbers | stringLiterals</text:span></text:p>
      <text:p text:style-name="Standard"><text:span text:style-name="T1">--------------------</text:span></text:p>
      <text:p text:style-name="Standard"><text:span text:style-name="T1">5a Inference on signatures</text:span></text:p>
      <text:p text:style-name="Standard"><text:span text:style-name="T1">--------------------</text:span></text:p>
      <text:p text:style-name="Standard"><text:span text:style-name="T1">Ds =&gt;Ds' <text:s text:c="4"/>Ds|-D=&gt;D' <text:s text:c="4"/>Ds,C[Xs]|-M =&gt; M' <text:s text:c="2"/>Ds,C[Xs]|-SM =&gt; M</text:span></text:p>
      <text:p text:style-name="P1"/>
      <text:p text:style-name="Standard"><text:span text:style-name="T1">// Basically we need to desugar the following sugar from step 2 here:</text:span></text:p>
      <text:p text:style-name="Standard"><text:span text:style-name="T1">// 1. In a sig we can write m(xs) instead of sig when overriding</text:span></text:p>
      <text:p text:style-name="Standard"><text:span text:style-name="T1">// 2. In a B when overriding a single method we can omit the m</text:span></text:p>
      <text:p text:style-name="Standard"><text:span text:style-name="T1">// 3. and if there is zero args we can omit ()-&gt;</text:span></text:p>
      <text:p text:style-name="P1"/>
      <text:p text:style-name="Standard"><text:span text:style-name="T1">All Xs introduced from inference are fresh. Thus, if m(xs)-&gt;e is inferred as a generic method, the 'e' could not use the Xs.</text:span></text:p>
      <text:p text:style-name="P1"/>
      <text:p text:style-name="Standard"><text:soft-page-break/><text:span text:style-name="T1">D1..Dn =&gt; D'1..D'n</text:span></text:p>
      <text:p text:style-name="Standard"><text:span text:style-name="T1"><text:s text:c="2"/>where forall i in 1..n </text:span></text:p>
      <text:p text:style-name="Standard"><text:span text:style-name="T1"><text:s text:c="5"/>D'1..D'i-1 Di..Dn |- Di =&gt; D'i // ordered by inheritance relations</text:span></text:p>
      <text:p text:style-name="P1"/>
      <text:p text:style-name="Standard"><text:span text:style-name="T1">Ds <text:s/>|- <text:s/>C[Xs]:ITs{Ms} <text:s/>=&gt; C[Xs]:B </text:span></text:p>
      <text:p text:style-name="Standard"><text:span text:style-name="T1"><text:s text:c="2"/>where </text:span></text:p>
      <text:p text:style-name="Standard"><text:span text:style-name="T1"><text:s text:c="4"/>Ds |- C[Xs]:ITs{x,Ms} <text:s/>=&gt; C[Xs]:B</text:span></text:p>
      <text:p text:style-name="Standard"><text:span text:style-name="T1"><text:s text:c="4"/>x is fresh</text:span></text:p>
      <text:p text:style-name="P1"/>
      <text:p text:style-name="Standard"><text:span text:style-name="T1">Ds <text:s/>|- <text:s/>C[Xs]:ITs{SM} <text:s/>=&gt; C[Xs]:B </text:span></text:p>
      <text:p text:style-name="Standard"><text:span text:style-name="T1"><text:s text:c="2"/>where </text:span></text:p>
      <text:p text:style-name="Standard"><text:span text:style-name="T1"><text:s text:c="4"/>Ds |-C[Xs]:ITs{x,SM} <text:s/>=&gt; C[Xs]:B</text:span></text:p>
      <text:p text:style-name="Standard"><text:span text:style-name="T1"><text:s text:c="4"/>x is fresh</text:span></text:p>
      <text:p text:style-name="P1"/>
      <text:p text:style-name="Standard"><text:span text:style-name="T1">Ds <text:s/>|- <text:s/>C[Xs]:ITs{x,M1..Mn} <text:s/>=&gt; <text:s/>C[Xs]:ITs{x, M'1..M'n}</text:span></text:p>
      <text:p text:style-name="Standard"><text:span text:style-name="T1"><text:s text:c="2"/>where Ds,C[Xs]|-M1=&gt;M'1 <text:s/>.. <text:s/>Ds,C[Xs]|-Mn=&gt;M'n</text:span></text:p>
      <text:p text:style-name="P1"/>
      <text:p text:style-name="Standard"><text:span text:style-name="T1">Ds <text:s/>|- <text:s/>C[Xs]:ITs{x,SM} <text:s/>=&gt; <text:s/>C[Xs]:ITs{x, M}</text:span></text:p>
      <text:p text:style-name="Standard"><text:span text:style-name="T1"><text:s text:c="2"/>where Ds,C[Xs]|-SM=&gt;M</text:span></text:p>
      <text:p text:style-name="P1"/>
      <text:p text:style-name="Standard"><text:span text:style-name="T1">Ds,C[Xs]|-sig, =&gt; sig,</text:span></text:p>
      <text:p text:style-name="Standard"><text:span text:style-name="T1">Ds,C[Xs]|-sig-&gt;e, =&gt; sig-&gt;e,</text:span></text:p>
      <text:p text:style-name="Standard"><text:span text:style-name="T1">Ds,C[Xs]|-e =&gt; sig-&gt;e, // task 3</text:span></text:p>
      <text:p text:style-name="Standard"><text:span text:style-name="T1"><text:s text:c="2"/>where Ds,C[Xs]|- ()-&gt;e =&gt; sig-&gt;e,</text:span></text:p>
      <text:p text:style-name="P1"><text:soft-page-break/></text:p>
      <text:p text:style-name="Standard"><text:span text:style-name="T1">Ds,C[Xs]|-xs-&gt;e =&gt; sig-&gt;e, // task 2</text:span></text:p>
      <text:p text:style-name="Standard"><text:span text:style-name="T1"><text:s text:c="2"/>where</text:span></text:p>
      <text:p text:style-name="Standard"><text:span text:style-name="T1"><text:s text:c="4"/>onlyAbs(Ds,C[Xs]) = m(xs)</text:span></text:p>
      <text:p text:style-name="Standard"><text:span text:style-name="T1"><text:s text:c="4"/>Ds,C[Xs]|-m(xs)-&gt;e =&gt; sig-&gt;e,</text:span></text:p>
      <text:p text:style-name="Standard"><text:span text:style-name="T1"><text:s text:c="2"/></text:span></text:p>
      <text:p text:style-name="Standard"><text:span text:style-name="T1">Ds,C[Xs]|-m(xs)-&gt;e =&gt; sig-&gt;e, // task 1</text:span></text:p>
      <text:p text:style-name="Standard"><text:span text:style-name="T1"><text:s text:c="2"/>C[Xs] : ITs {_} in Ds</text:span></text:p>
      <text:p text:style-name="Standard"><text:span text:style-name="T1"><text:s text:c="2"/>(Ds|-meths(C[Xs]))(m(xs)) = sig _, //with the sig.xs as used in m(xs)</text:span></text:p>
      <text:p text:style-name="Standard"><text:span text:style-name="T1">NOTE:</text:span></text:p>
      <text:p text:style-name="Standard"><text:span text:style-name="T1"><text:s text:c="2"/>m(xs) is just using the length of xs and the name (m) to extract the method</text:span></text:p>
      <text:p text:style-name="P1"/>
      <text:p text:style-name="P1"/>
      <text:p text:style-name="Standard"><text:span text:style-name="T1">--------------------</text:span></text:p>
      <text:p text:style-name="Standard"><text:span text:style-name="T1">5b Inference in expressions</text:span></text:p>
      <text:p text:style-name="Standard"><text:span text:style-name="T1">--------------------</text:span></text:p>
      <text:p text:style-name="Standard"><text:span text:style-name="T1">//We assume a trivial injection from full expressions into ies,</text:span></text:p>
      <text:p text:style-name="Standard"><text:span text:style-name="T1">//just adding :infer everywhere</text:span></text:p>
      <text:p text:style-name="Standard"><text:span text:style-name="T1">//from an ie we can write ie= _:iT to extract the iT</text:span></text:p>
      <text:p text:style-name="P1"/>
      <text:p text:style-name="Standard"><text:span text:style-name="T1">//LOCAL SYNTAX, only applied in section 5b</text:span></text:p>
      <text:p text:style-name="Standard"><text:span text:style-name="T1">//before inference</text:span></text:p>
      <text:p text:style-name="Standard"><text:span text:style-name="T1">iT ::= MDF C[iTs] | MDF X | infer</text:span></text:p>
      <text:p text:style-name="Standard"><text:span text:style-name="T1">iG ::=x1:iT1 .. xn:iTn</text:span></text:p>
      <text:p text:style-name="Standard"><text:soft-page-break/><text:span text:style-name="T1">ie ::= be:iT</text:span></text:p>
      <text:p text:style-name="Standard"><text:span text:style-name="T1">be ::= x | ie.m[iTs]?(ies) | (MDF ITs)?{x,iMs}</text:span></text:p>
      <text:p text:style-name="Standard"><text:span text:style-name="T1">iM ::= sig, | sig -&gt; ie, | m(xs)-&gt;ie, | (xs)-&gt;ie</text:span></text:p>
      <text:p text:style-name="Standard"><text:span text:style-name="T1">//after inference</text:span></text:p>
      <text:p text:style-name="Standard"><text:span text:style-name="T1">e <text:s text:c="2"/>::= x | e m[Ts](es) | MDF ITs {x, Ms}//TODO: replace with {''x Ms} everywhere</text:span></text:p>
      <text:p text:style-name="Standard"><text:span text:style-name="T1">T <text:s text:c="2"/>::= MDF C[Ts] | MDF X</text:span></text:p>
      <text:p text:style-name="Standard"><text:span text:style-name="T1">C <text:s text:c="2"/>::= pks . Uid | +/-numbers | stringLiterals</text:span></text:p>
      <text:p text:style-name="P1"/>
      <text:p text:style-name="Standard"><text:span text:style-name="T1">Final 5b for each method body, with return type T:</text:span></text:p>
      <text:p text:style-name="Standard"><text:span text:style-name="T1">G|- ie:T =&gt;* e</text:span></text:p>
      <text:p text:style-name="Standard"><text:span text:style-name="T1"><text:s text:c="2"/>where G is trivially extracted from the signature of the method </text:span></text:p>
      <text:p text:style-name="Standard"><text:span text:style-name="T1"><text:s text:c="2"/>//it is correctly a G as a special case of iG</text:span></text:p>
      <text:p text:style-name="P1"/>
      <text:p text:style-name="Standard"><text:span text:style-name="T1">We define two arrows</text:span></text:p>
      <text:p text:style-name="Standard"><text:span text:style-name="T1">Step: iG|- ie=&gt;ie' <text:s text:c="6"/>and Transitive inference: iG|- ie=&gt;*ie' <text:s/></text:span></text:p>
      <text:p text:style-name="P1"/>
      <text:p text:style-name="P1"/>
      <text:p text:style-name="Standard"><text:span text:style-name="T1">--------------------</text:span></text:p>
      <text:p text:style-name="Standard"><text:span text:style-name="T1">iG|- ie=&gt;*ie</text:span></text:p>
      <text:p text:style-name="P1"/>
      <text:p text:style-name="Standard"><text:span text:style-name="T1">iG|- ie0=&gt;ie1</text:span></text:p>
      <text:p text:style-name="Standard"><text:span text:style-name="T1">iG|- ie1=&gt;*ie2</text:span></text:p>
      <text:p text:style-name="Standard"><text:span text:style-name="T1">-----------------------------------</text:span></text:p>
      <text:p text:style-name="Standard"><text:span text:style-name="T1">iG|- ie0=&gt;* ie2</text:span></text:p>
      <text:p text:style-name="P1"><text:soft-page-break/></text:p>
      <text:p text:style-name="P1"/>
      <text:p text:style-name="P1"/>
      <text:p text:style-name="Standard"><text:span text:style-name="T1">//Propagation</text:span></text:p>
      <text:p text:style-name="P1"/>
      <text:p text:style-name="Standard"><text:span text:style-name="T1"><text:s text:c="2"/>iG|- ie=&gt;ie'</text:span></text:p>
      <text:p text:style-name="Standard"><text:span text:style-name="T1">-------------------------------(mCall-Prop)</text:span></text:p>
      <text:p text:style-name="Standard"><text:span text:style-name="T1"><text:s text:c="2"/>iG|- ie m[iTs]?(ies):iT=&gt;ie' m[iTs]?(ies):iT</text:span></text:p>
      <text:p text:style-name="P1"/>
      <text:p text:style-name="Standard"><text:span text:style-name="T1"><text:s text:c="2"/>iG|- ie=&gt;ie'</text:span></text:p>
      <text:p text:style-name="Standard"><text:span text:style-name="T1">---------------------------------------------------(mArg-Prop)</text:span></text:p>
      <text:p text:style-name="Standard"><text:span text:style-name="T1"><text:s text:c="2"/>iG|- ie0 m[iTs]?(ies ie ies'):iT =&gt; ie0 m[iTs]?(ies ie' ies'):iT</text:span></text:p>
      <text:p text:style-name="P1"/>
      <text:p text:style-name="P1"/>
      <text:p text:style-name="Standard"><text:span text:style-name="T1"><text:s text:c="2"/>iMs,iMs' all have a sig</text:span></text:p>
      <text:p text:style-name="Standard"><text:span text:style-name="T1"><text:s text:c="2"/>sig = m(iG'):iT' //Note: sig has the class generics already resolved</text:span></text:p>
      <text:p text:style-name="Standard"><text:span text:style-name="T1"><text:s text:c="2"/>ie'=fixTypes(ie,iT')</text:span></text:p>
      <text:p text:style-name="Standard"><text:span text:style-name="T1"><text:s text:c="2"/>iG,x:iT,iG'|- ie'=&gt;ie"</text:span></text:p>
      <text:p text:style-name="Standard"><text:span text:style-name="T1"><text:s text:c="2"/>sig'=fixTypes(sig,typesOf(ie"))</text:span></text:p>
      <text:p text:style-name="Standard"><text:span text:style-name="T1"><text:s text:c="2"/>B = fixLambda((MDF ITs)?{iMs sig'-&gt;ie", iMs'}:iT)</text:span></text:p>
      <text:p text:style-name="Standard"><text:span text:style-name="T1">---------------------------------------(B-Prop withSig)</text:span></text:p>
      <text:p text:style-name="Standard"><text:span text:style-name="T1"><text:s text:c="2"/>iG|- (MDF ITs)?{x,iMs sig-&gt;ie, iMs'}:iT =&gt; B</text:span></text:p>
      <text:p text:style-name="P1"/>
      <text:p text:style-name="Standard"><text:span text:style-name="T1"><text:s text:c="2"/>iT = MDF C[iTs]</text:span></text:p>
      <text:p text:style-name="Standard"><text:soft-page-break/><text:span text:style-name="T1"><text:s text:c="2"/>onlyAbs(Ds,iT,xs) = sig</text:span></text:p>
      <text:p text:style-name="Standard"><text:span text:style-name="T1"><text:s text:c="2"/>---------------------------------------(B-Prop getSigM)</text:span></text:p>
      <text:p text:style-name="Standard"><text:span text:style-name="T1"><text:s text:c="2"/>iG|- (MDF ITs)?{x,iMs, (xs)-&gt;ie, iMs'}:iT =&gt; (MDF ITs)?{x,iMs sig-&gt;ie, iMs'}:iT</text:span></text:p>
      <text:p text:style-name="P1"/>
      <text:p text:style-name="Standard"><text:span text:style-name="T1"><text:s text:c="2"/>iT = MDF C[iTs]</text:span></text:p>
      <text:p text:style-name="Standard"><text:span text:style-name="T1"><text:s text:c="2"/>Ds|-meths(iT):Ms</text:span></text:p>
      <text:p text:style-name="Standard"><text:span text:style-name="T1"><text:s text:c="2"/>Ms(m(xs)) = sig _</text:span></text:p>
      <text:p text:style-name="Standard"><text:span text:style-name="T1"><text:s text:c="2"/>---------------------------------------(B-Prop getSig)</text:span></text:p>
      <text:p text:style-name="Standard"><text:span text:style-name="T1"><text:s text:c="2"/>iG|- (MDF ITs)?{x,iMs, m(xs)-&gt;ie, iMs'}:iT =&gt; (MDF ITs)?{x,iMs sig-&gt;ie, iMs'}:iT</text:span></text:p>
      <text:p text:style-name="Standard"><text:span text:style-name="T1">//Note: Ms(m(xs)) in addition of reporting a sig with the xs of m(xs) also renames any </text:span></text:p>
      <text:p text:style-name="Standard"><text:span text:style-name="T1">//generics that could clash otherwise</text:span></text:p>
      <text:p text:style-name="P1"/>
      <text:p text:style-name="Standard"><text:span text:style-name="T1">///Inference</text:span></text:p>
      <text:p text:style-name="P1"/>
      <text:p text:style-name="Standard"><text:span text:style-name="T1">--------------------- (var)</text:span></text:p>
      <text:p text:style-name="Standard"><text:span text:style-name="T1"><text:s text:c="2"/>iG|- x:infer=&gt;x:iG(x)</text:span></text:p>
      <text:p text:style-name="P1"/>
      <text:p text:style-name="Standard"><text:span text:style-name="T1"><text:s text:c="2"/>forall ie' in ie0..ien not iG|- ie'=&gt;_</text:span></text:p>
      <text:p text:style-name="Standard"><text:span text:style-name="T1"><text:s text:c="2"/>typesOf(ie0) = C[iTs]</text:span></text:p>
      <text:p text:style-name="Standard"><text:span text:style-name="T1"><text:s text:c="2"/>Gens(C[iTs], m(x1..xn)) = X1..Xk</text:span></text:p>
      <text:p text:style-name="Standard"><text:span text:style-name="T1">--------------------------------------------------- (methCall no[])</text:span></text:p>
      <text:p text:style-name="Standard"><text:span text:style-name="T1"><text:s text:c="2"/>iG|- ie0 m(ie1..ien):iT =&gt; ie0 m[infer1..inferk](ie1..ien):iT</text:span></text:p>
      <text:p text:style-name="P1"/>
      <text:p text:style-name="Standard"><text:span text:style-name="T1"><text:s text:c="2"/>forall ie0 in ie,ies not iG|- ie0=&gt;_</text:span></text:p>
      <text:p text:style-name="Standard"><text:soft-page-break/><text:span text:style-name="T1"><text:s text:c="2"/>typesOf(ie,ies) = MDF C[iTs0],iTs1</text:span></text:p>
      <text:p text:style-name="Standard"><text:span text:style-name="T1"><text:s text:c="2"/>refineSigMassive(MDF C[iTs0] m[iTs](iTs1):iT) = C[iTs0'] [iTs'](iTs1'):iT'</text:span></text:p>
      <text:p text:style-name="Standard"><text:span text:style-name="T1"><text:s text:c="2"/>ie' ies' = fixTypes(ie ies, C[iTs0'] iTs1')</text:span></text:p>
      <text:p text:style-name="Standard"><text:span text:style-name="T1">--------------------------------------------------- (methCall with[])</text:span></text:p>
      <text:p text:style-name="Standard"><text:span text:style-name="T1"><text:s text:c="2"/>iG|- ie m[iTs](ies):iT =&gt; ie' m[iTs'](ies'):best(iT',iT)</text:span></text:p>
      <text:p text:style-name="P1"/>
      <text:p text:style-name="Standard"><text:span text:style-name="T1"><text:s text:c="2"/>iG|- ie m[iTs](ies):iT =&gt; ie' m[replaceOnlyInfer(iTs,iTs')](ies'):best(iT',iT)</text:span></text:p>
      <text:p text:style-name="P1"/>
      <text:p text:style-name="Standard"><text:span text:style-name="T1">_______</text:span></text:p>
      <text:p text:style-name="Standard"><text:span text:style-name="T1">#Define replaceOnlyInfer(iTs,iTs')</text:span></text:p>
      <text:p text:style-name="Standard"><text:span text:style-name="T1"><text:s text:c="2"/>replaceOnlyInfer(iT1..iTn,iT'1..iT'n)=replaceOnlyInfer(iT1,iT'1)..replaceOnlyInfer(iTn,iT'n)</text:span></text:p>
      <text:p text:style-name="Standard"><text:span text:style-name="T1"><text:s text:c="2"/>replaceOnlyInfer(infer,iT) = iT</text:span></text:p>
      <text:p text:style-name="Standard"><text:span text:style-name="T1"><text:s text:c="2"/>replaceOnlyInfer(MDF C[iTs],MDF C[iTs']) = MDF C[replaceOnlyInfer(iTs,iTs')]</text:span></text:p>
      <text:p text:style-name="Standard"><text:span text:style-name="T1"><text:s text:c="2"/>replaceOnlyInfer(iT,_) = iT otherwise</text:span></text:p>
      <text:p text:style-name="P1"/>
      <text:p text:style-name="Standard"><text:span text:style-name="T1">_______</text:span></text:p>
      <text:p text:style-name="Standard"><text:span text:style-name="T1">#Define concreteSig(x,iT,sig) = iG'-&gt;iT'</text:span></text:p>
      <text:p text:style-name="Standard"><text:span text:style-name="T1"><text:s text:c="2"/>for example if Function[A,B]:{ apply(a:A):B } in cd</text:span></text:p>
      <text:p text:style-name="Standard"><text:span text:style-name="T1"><text:s text:c="2"/>concreteSig(self,Function&lt;S,I&gt;,apply(A):B)= self:Function&lt;S,I&gt;, a:S-&gt;I</text:span></text:p>
      <text:p text:style-name="Standard"><text:span text:style-name="T1">_______</text:span></text:p>
      <text:p text:style-name="Standard"><text:span text:style-name="T1">#Define typesOf(ies)=iTs</text:span></text:p>
      <text:p text:style-name="Standard"><text:span text:style-name="T1"><text:s text:c="2"/>extracts the annotated types for all the ie in ies</text:span></text:p>
      <text:p text:style-name="P1"/>
      <text:p text:style-name="Standard"><text:span text:style-name="T1">_______</text:span></text:p>
      <text:p text:style-name="Standard"><text:soft-page-break/><text:span text:style-name="T1">#Define fixTypes(ies,iTs) = ies' <text:s/>fixTypes(sig,iT) = sig' <text:s/>fixTypes(B,sig,iT) = B</text:span></text:p>
      <text:p text:style-name="Standard"><text:span text:style-name="T1">fixTypes(empty,empty) = empty</text:span></text:p>
      <text:p text:style-name="Standard"><text:span text:style-name="T1">fixTypes(be:iT ies,iT' iTs) = be:best(iT',iT) fixTypes(ies, iTs)</text:span></text:p>
      <text:p text:style-name="P1"/>
      <text:p text:style-name="Standard"><text:span text:style-name="T1">fixTypes(MDF m[Xs](iG):iT, iT')=MDF m[Xs](iG):best(iT', iT)</text:span></text:p>
      <text:p text:style-name="Standard"><text:span text:style-name="T1"><text:s text:c="2"/>//note we can assert we do not mutate iT if iT is an X</text:span></text:p>
      <text:p text:style-name="P1"/>
      <text:p text:style-name="Standard"><text:span text:style-name="T1">fixLambda(MDF ITs{'x Ms}:MDF C[iTs]) = MDF ITs{'x toMs(Ms,TSigs)}:MDF C[iTs']</text:span></text:p>
      <text:p text:style-name="Standard"><text:span text:style-name="T1"><text:s text:c="2"/>refineSigMassive(MDF C[iTs],tSigOf(Ms)) = C[iTs'], TSigs</text:span></text:p>
      <text:p text:style-name="P1"/>
      <text:p text:style-name="Standard"><text:span text:style-name="T1">tSigOf(Ms) = turns every M in Ms into a TSig, trashes the body</text:span></text:p>
      <text:p text:style-name="Standard"><text:span text:style-name="T1">_______</text:span></text:p>
      <text:p text:style-name="Standard"><text:span text:style-name="T1">#Define tMs(Ms,TSigs)= Ms' tM(M,TSig)=M'<text:line-break/>// zips the Ms and the TSigs into better Ms; Ms is used to recover the bodies</text:span></text:p>
      <text:p text:style-name="Standard"><text:span text:style-name="T1">tM(MDF m[Xs](x1:iT1..xn:iTn):iT0(-&gt;e)?, <text:s/>m[iTs1](iT'1..iT'n):iT'0 <text:s/>)</text:span></text:p>
      <text:p text:style-name="Standard"><text:span text:style-name="T1"><text:s text:c="2"/>= MDF m[Xs](x1:iT"1..xn:iT"n):iT"0(-&gt;e)?</text:span></text:p>
      <text:p text:style-name="Standard"><text:span text:style-name="T1"><text:s text:c="2"/>with replaceOnlyInfer(iTi,iT'i)=iT"i</text:span></text:p>
      <text:p text:style-name="Standard"><text:span text:style-name="T1"><text:s text:c="2"/>assert iTs1==Xs</text:span></text:p>
      <text:p text:style-name="P1"/>
      <text:p text:style-name="Standard"><text:span text:style-name="T1">// TODO: if this work, TSig should be used down too and</text:span></text:p>
      <text:p text:style-name="Standard"><text:span text:style-name="T1">//refineSigMassive just becomes refineSig (a special case)</text:span></text:p>
      <text:p text:style-name="P1"/>
      <text:p text:style-name="Standard"><text:span text:style-name="T1">TSig ::= m[iTs1](iTs2):iT</text:span></text:p>
      <text:p text:style-name="Standard"><text:span text:style-name="T1">#Define refineSigMassive(MDF C[iTs] TSigs) = C[iTs'], TSigs'</text:span></text:p>
      <text:p text:style-name="Standard"><text:span text:style-name="T1"><text:s/>refineSigMassive(MDF C[iTs] TSig1..TSign) </text:span></text:p>
      <text:p text:style-name="Standard"><text:soft-page-break/><text:span text:style-name="T1"><text:s text:c="6"/>= (MDF C[iTs'], toTSig(TSig1,RPs1)..toTSig(TSign,RPsn))[Xs,Xs1..Xsn=infers]</text:span></text:p>
      <text:p text:style-name="Standard"><text:span text:style-name="T1"><text:s text:c="2"/>fresh(Xs,Xs1,..,Xsn) // generate a fresh X for all Xs</text:span></text:p>
      <text:p text:style-name="Standard"><text:span text:style-name="T1"><text:s text:c="2"/>Xs|-C[iTs] ~= C[Ts] //we replace all gens with a free mdf X</text:span></text:p>
      <text:p text:style-name="Standard"><text:span text:style-name="T1"><text:s text:c="2"/>forall i in 1..n pairUp(Xsi, C[Ts],TSigi) = RPsi</text:span></text:p>
      <text:p text:style-name="Standard"><text:span text:style-name="T1"><text:s text:c="2"/>refineSigGens(MDF C[Ts]=MDF C[iTs], RPs1,..,RPsn) </text:span></text:p>
      <text:p text:style-name="Standard"><text:span text:style-name="T1"><text:s text:c="4"/>= ( _ C[iTs']=_, RPs'1..RPs'n)</text:span></text:p>
      <text:p text:style-name="Standard"><text:span text:style-name="T1">_______</text:span></text:p>
      <text:p text:style-name="Standard"><text:span text:style-name="T1">#Define pairUp(Xs', C[Ts],TSig)=RPs</text:span></text:p>
      <text:p text:style-name="Standard"><text:span text:style-name="T1"><text:s text:c="2"/>pairUp(C[Ts] m(xs)[iT1..iTn](iT'1..iT'k):iT)</text:span></text:p>
      <text:p text:style-name="Standard"><text:span text:style-name="T1"><text:s text:c="8"/>= mdf X1=iT1 ..mdfXn=iTn, T1=iT'1..Tk=iT'k T=iT</text:span></text:p>
      <text:p text:style-name="Standard"><text:span text:style-name="T1"><text:s text:c="4"/>Ds|-meths(C[Ts]) = Ms</text:span></text:p>
      <text:p text:style-name="Standard"><text:span text:style-name="T1"><text:s text:c="4"/>freshXs(Ms,m(xs),Xs') = m[X1..Xn](xs:T1..Tk): T</text:span></text:p>
      <text:p text:style-name="Standard"><text:span text:style-name="T1">_______</text:span></text:p>
      <text:p text:style-name="Standard"><text:span text:style-name="T1">#Define toTSig(TSig,RPs)= TSig'</text:span></text:p>
      <text:p text:style-name="Standard"><text:span text:style-name="T1">toTSig( m(xs)[iT1..iTn](iT'1..iT'k):iT, (iTs=_,iTs'=_, iT=_ ) ) = m(xs)[iTs](iTs'):iT</text:span></text:p>
      <text:p text:style-name="Standard"><text:span text:style-name="T1"><text:s text:c="2"/>with size(iTs)=n and size(iTs')=k</text:span></text:p>
      <text:p text:style-name="P1"/>
      <text:p text:style-name="Standard"><text:span text:style-name="T1">_______</text:span></text:p>
      <text:p text:style-name="Standard"><text:span text:style-name="T1">#Define best(iT,iT') = iT"</text:span></text:p>
      <text:p text:style-name="Standard"><text:span text:style-name="T1">best(iT,iT) = iT</text:span></text:p>
      <text:p text:style-name="Standard"><text:span text:style-name="T1">best(_ X,MDF C[iTs]) = MDF C[iTs] // or _ X since it is intentional? why?</text:span></text:p>
      <text:p text:style-name="Standard"><text:span text:style-name="T1">best(MDF C[iTs],_ X) = MDF C[iTs] </text:span></text:p>
      <text:p text:style-name="Standard"><text:span text:style-name="T1">best(infer,iT) = iT</text:span></text:p>
      <text:p text:style-name="Standard"><text:span text:style-name="T1">best(iT,infer) = iT</text:span></text:p>
      <text:p text:style-name="Standard"><text:soft-page-break/><text:span text:style-name="T1">best(MDF X, _ X) = MDF X //asymmetrical</text:span></text:p>
      <text:p text:style-name="Standard"><text:span text:style-name="T1">best(MDF C'[iT'1..iT'k], _ C[iT1..iTn]) = MDF C'[iT'1..iT'k] //asymmetrical</text:span></text:p>
      <text:p text:style-name="Standard"><text:span text:style-name="T1"><text:s text:c="2"/>where C'!=C or n!=k</text:span></text:p>
      <text:p text:style-name="Standard"><text:span text:style-name="T1"><text:s text:c="2"/>//should we check the subtyping between C and C' instead?</text:span></text:p>
      <text:p text:style-name="Standard"><text:span text:style-name="T1"><text:s text:c="2"/>//May be put as a TODO in code with a commented subtyping call</text:span></text:p>
      <text:p text:style-name="Standard"><text:span text:style-name="T1">best(MDF C[iTs], MDF C[iTs'])=MDF C[iTs"]//asymmetrical by refineSigGens</text:span></text:p>
      <text:p text:style-name="Standard"><text:span text:style-name="T1"><text:s text:c="2"/>where refineSigGens(iTs=iTs') = iTs"</text:span></text:p>
      <text:p text:style-name="Standard"><text:span text:style-name="T1"><text:s text:c="2"/>//TODO: if the MDFs are different? take the most specific? not on iso?</text:span></text:p>
      <text:p text:style-name="P1"/>
      <text:p text:style-name="P1"/>
      <text:p text:style-name="Standard"><text:span text:style-name="T1">//assert undefined best(X,X') with X!=X' undefined? Can it happen?</text:span></text:p>
      <text:p text:style-name="P1"/>
      <text:p text:style-name="Standard"><text:span text:style-name="T1">// TODO: Modifiers are being dropped, what about e.g. a mut method being inferred from a lent head</text:span></text:p>
      <text:p text:style-name="Standard"><text:span text:style-name="T1">// also recMdf</text:span></text:p>
      <text:p text:style-name="Standard"><text:span text:style-name="T1">_______</text:span></text:p>
      <text:p text:style-name="Standard"><text:span text:style-name="T1">#Define freshXs(FF,m(xs),Xs') = sig</text:span></text:p>
      <text:p text:style-name="Standard"><text:span text:style-name="T1">freshXs(Ms,m(xs),Xs') = (m[X1..Xn](xs:T1..Tk): T)[X1..Xn=Xs']</text:span></text:p>
      <text:p text:style-name="Standard"><text:span text:style-name="T1"><text:s text:c="2"/>Ms(m(xs))= MDF m[X1..Xn](xs:T1..Tk): T _</text:span></text:p>
      <text:p text:style-name="P1"/>
      <text:p text:style-name="Standard"><text:span text:style-name="T1">----------</text:span></text:p>
      <text:p text:style-name="Standard"><text:span text:style-name="T1">RP::= iT=iT' //note we can write RPs as both iTs=iTs' or iT1=iT'1..iTn=iT'n</text:span></text:p>
      <text:p text:style-name="Standard"><text:span text:style-name="T1">//iT is the 'better' type that has precedence of iT</text:span></text:p>
      <text:p text:style-name="Standard"><text:span text:style-name="T1">//we need an iT that could be infer only inside best(_,_)</text:span></text:p>
      <text:p text:style-name="Standard"><text:span text:style-name="T1">_______</text:span></text:p>
      <text:p text:style-name="Standard"><text:soft-page-break/><text:span text:style-name="T1">propagateMdf(MDF1,MDF2) = MDF3 //may need to be used in the replacement instead of adapt</text:span></text:p>
      <text:p text:style-name="Standard"><text:span text:style-name="T1"><text:s text:c="2"/>//apply in order</text:span></text:p>
      <text:p text:style-name="Standard"><text:span text:style-name="T1"><text:s text:c="2"/>propagateMdf(mdf,MDF) = MDF</text:span></text:p>
      <text:p text:style-name="Standard"><text:span text:style-name="T1"><text:s text:c="2"/>propagateMdf(MDF,mdf) = MDF</text:span></text:p>
      <text:p text:style-name="Standard"><text:span text:style-name="T1"><text:s text:c="2"/>propagateMdf(MDF,_) = MDF</text:span></text:p>
      <text:p text:style-name="Standard"><text:span text:style-name="T1">///NOTE: we want to use it so that</text:span></text:p>
      <text:p text:style-name="Standard"><text:span text:style-name="T1">if we have C[X] :{ MH foo(p:lent X):iso X } in Ds</text:span></text:p>
      <text:p text:style-name="Standard"><text:span text:style-name="T1">rename(X=imm Bla)(MH foo(p:lent X):iso X) = MH foo(p:lent Bla):iso Bla</text:span></text:p>
      <text:p text:style-name="P1"/>
      <text:p text:style-name="Standard"><text:span text:style-name="T1">Sub ::= X=MDF C[iTs]</text:span></text:p>
      <text:p text:style-name="Standard"><text:span text:style-name="T1">#Define <text:s/>refineSigGens(RPs)=RPs' <text:s text:c="2"/>collect(RPs)=RPs <text:s/>toSub(RPs)=Subs //VERSION 0</text:span></text:p>
      <text:p text:style-name="P1"/>
      <text:p text:style-name="Standard"><text:span text:style-name="T1">refineSigGens(RPs) = easyInfer(RP1)..easyInfer(RPn)</text:span></text:p>
      <text:p text:style-name="Standard"><text:span text:style-name="T1"><text:s text:c="2"/>where</text:span></text:p>
      <text:p text:style-name="Standard"><text:span text:style-name="T1"><text:s text:c="4"/>RP1..RPn = RPs[toSub(collect(RPs))]</text:span></text:p>
      <text:p text:style-name="Standard"><text:span text:style-name="T1">_______</text:span></text:p>
      <text:p text:style-name="Standard"><text:span text:style-name="T1">#Define</text:span></text:p>
      <text:p text:style-name="Standard"><text:span text:style-name="T1">easyInfer(RP)=RP'</text:span></text:p>
      <text:p text:style-name="Standard"><text:span text:style-name="T1">infer = iT <text:s/>= <text:s/>iT=iT</text:span></text:p>
      <text:p text:style-name="Standard"><text:span text:style-name="T1">iT = infer <text:s/>= <text:s/>iT=iT</text:span></text:p>
      <text:p text:style-name="Standard"><text:span text:style-name="T1">easyInfer(RP)=RP otherwise</text:span></text:p>
      <text:p text:style-name="P1"/>
      <text:p text:style-name="Standard"><text:span text:style-name="T1">//In the rules below we always select the smallest RPs possible</text:span></text:p>
      <text:p text:style-name="Standard"><text:span text:style-name="T1">//-when applying a sub, the operation is ignored if the sub is<text:line-break/>// of form X=MDF C[iTs] where X is a subterm of iTs</text:span></text:p>
      <text:p text:style-name="Standard"><text:soft-page-break/><text:span text:style-name="T1">collect(RPs, MDF X = _ X', RPs') = <text:s text:c="2"/>X=MDF X', collect(RPs[X = mdf X'], RPs'[X = mdf X'])</text:span></text:p>
      <text:p text:style-name="Standard"><text:span text:style-name="T1">collect(RPs, _ C[iTs] = _ C[iTs'], RPs') = collect(RPs, iTs = iTs', RPs)</text:span></text:p>
      <text:p text:style-name="Standard"><text:span text:style-name="T1">collect(RPs, infer = _, RPs') = collect(RPs')</text:span></text:p>
      <text:p text:style-name="Standard"><text:span text:style-name="T1">collect(RPs, _ = infer, RPs') = collect(RPs')</text:span></text:p>
      <text:p text:style-name="Standard"><text:span text:style-name="T1">collect(RPs0,RP0,RPs1,RP1,RPs2) = Sub, collect(RPs[Sub])</text:span></text:p>
      <text:p text:style-name="Standard"><text:span text:style-name="T1"><text:s text:c="2"/>where </text:span></text:p>
      <text:p text:style-name="Standard"><text:span text:style-name="T1"><text:s text:c="4"/>subOf(RP0,RP1)= Sub, RPs'</text:span></text:p>
      <text:p text:style-name="Standard"><text:span text:style-name="T1"><text:s text:c="4"/>RPs = RPs0,RPs1,RP1,RPs',RPs2</text:span></text:p>
      <text:p text:style-name="Standard"><text:span text:style-name="T1"><text:s text:c="4"/>RPs0 and RPs1 are the shortests possible</text:span></text:p>
      <text:p text:style-name="Standard"><text:span text:style-name="T1">otherwise, if no other rule is applicable</text:span></text:p>
      <text:p text:style-name="Standard"><text:span text:style-name="T1">collect(MDF X = MDF' C[iTs], RPs) = <text:s text:c="4"/>X=MDF C[iTs], collect(RPs[X=MDF C[iTs]])</text:span></text:p>
      <text:p text:style-name="Standard"><text:span text:style-name="T1">collect(MDF C[iTs] = MDF' X, RPs) = <text:s text:c="4"/>X=MDF C[iTs], collect(RPs[X=MDF C[iTs]])</text:span></text:p>
      <text:p text:style-name="Standard"><text:span text:style-name="T1">collect(_ C[iTs] = _ C'[iTs'], RPs) = <text:s text:c="2"/>collect(RPs)</text:span></text:p>
      <text:p text:style-name="Standard"><text:span text:style-name="T1">collect(empty) = empty</text:span></text:p>
      <text:p text:style-name="P1"/>
      <text:p text:style-name="Standard"><text:span text:style-name="T1">subOf(MDF0 X = MDF1 C[iTs1], MDF2 X = MDF3 C[iTs3] ) <text:s text:c="2"/>= X = MDF0 C[iTs1], iTs1=iTs3</text:span></text:p>
      <text:p text:style-name="Standard"><text:span text:style-name="T1">subOf(MDF0 X = MDF1 C[iTs1], MDF2 C[iTs2] = MDF3 X ) <text:s text:c="2"/>= X = MDF0 C[iTs1], iTs1=iTs2</text:span></text:p>
      <text:p text:style-name="Standard"><text:span text:style-name="T1">subOf(MDF0 C[iTs0] = MDF1 X, MDF2 C[iTs2] = MDF3 X ) <text:s text:c="2"/>= X = MDF0 C[iTs1], iTs0=iTs2</text:span></text:p>
      <text:p text:style-name="Standard"><text:span text:style-name="T1">subOf(MDF0 C[iTs0] = MDF1 X, MDF2 X = MDF3 C[iTs3] ) <text:s text:c="2"/>= X = MDF0 C[iTs0], iTs0=iTs3</text:span></text:p>
      <text:p text:style-name="P1"/>
      <text:p text:style-name="Standard"><text:span text:style-name="T1">toSub({}) = {}</text:span></text:p>
      <text:p text:style-name="Standard"><text:span text:style-name="T1">toSub({X = iT1..X = iTn, RPs}) = {X = best(iT1..iTn)} U toSub(RPs)</text:span></text:p>
      <text:p text:style-name="Standard"><text:span text:style-name="T1"><text:s text:c="2"/>where X =_ not in Sub</text:span></text:p>
      <text:p text:style-name="Standard"><text:span text:style-name="T1"><text:s text:c="2"/>//we exclude/filter the Sub of form X=MDF C[iTs] where X is a subterm of iTs</text:span></text:p>
      <text:p text:style-name="P2"><text:soft-page-break/></text:p>
      <text:p text:style-name="Standard"><text:span text:style-name="T1">----------</text:span></text:p>
      <text:p text:style-name="Standard"><text:span text:style-name="T1">//TODO: there are situations where types can expand indefinitely.</text:span></text:p>
      <text:p text:style-name="Standard"><text:span text:style-name="T1">for example best(a.A[X,a.A[X,X]], a.A[a.B[],Y])</text:span></text:p>
      <text:p text:style-name="Standard"><text:span text:style-name="T1">//TODO: but... this should just be a.A[a.B[],a.A[a.B[],a.B[]]]</text:span></text:p>
      <text:p text:style-name="Standard"><text:span text:style-name="T1">If we simply 'stop after a while' or after 1 round of reduction,</text:span></text:p>
      <text:p text:style-name="Standard"><text:span text:style-name="T1">we can still generate unbounded types by making many rounds of inference.</text:span></text:p>
      <text:p text:style-name="Standard"><text:span text:style-name="T1">(that is inference --&gt;* would never stop)</text:span></text:p>
      <text:p text:style-name="P1"/>
      <text:p text:style-name="Standard"><text:span text:style-name="T1">The formalization above may loop</text:span></text:p>
      <text:p text:style-name="Standard"><text:span text:style-name="T1">//TODO: if there is still some occurrence of "/" it should be replaced by refineSigGens</text:span></text:p>
      <text:p text:style-name="P1"/>
      <text:p text:style-name="Standard"><text:span text:style-name="T1">------------------------</text:span></text:p>
      <text:p text:style-name="Standard"><text:span text:style-name="T1">5c Core Well Formedness</text:span></text:p>
      <text:p text:style-name="Standard"><text:span text:style-name="T1">------------------------</text:span></text:p>
      <text:p text:style-name="Standard"><text:span text:style-name="T1">- 'recMdf' may only be used in the parameters or return type of a read or lent method</text:span></text:p>
      <text:p text:style-name="Standard"><text:span text:style-name="T1">- forall IT in B.ITs, Sealed is not a supertype of IT if IT is in a different package than B.</text:span></text:p>
      <text:p text:style-name="Standard"><text:span text:style-name="T1">--------------------</text:span></text:p>
      <text:p text:style-name="Standard"><text:span text:style-name="T1">6 Core reduction</text:span></text:p>
      <text:p text:style-name="Standard"><text:span text:style-name="T1">--------------------</text:span></text:p>
      <text:p text:style-name="Standard"><text:span text:style-name="T1">Ds // implicit class table</text:span></text:p>
      <text:p text:style-name="Standard"><text:span text:style-name="T1">_______</text:span></text:p>
      <text:p text:style-name="Standard"><text:span text:style-name="T1">#Define MDF!MDF'</text:span></text:p>
      <text:p text:style-name="Standard"><text:span text:style-name="T1"><text:s text:c="2"/>_!iso= UNDEFINED</text:span></text:p>
      <text:p text:style-name="P1"><text:soft-page-break/></text:p>
      <text:p text:style-name="Standard"><text:span text:style-name="T1"><text:s text:c="2"/>iso!mut <text:s/>= iso</text:span></text:p>
      <text:p text:style-name="Standard"><text:span text:style-name="T1"><text:s text:c="2"/>mut <text:s text:c="3"/>!mut <text:s/>= mut</text:span></text:p>
      <text:p text:style-name="Standard"><text:span text:style-name="T1"><text:s text:c="2"/>lent <text:s text:c="2"/>!mut <text:s/>= lent</text:span></text:p>
      <text:p text:style-name="Standard"><text:span text:style-name="T1"><text:s text:c="2"/>read <text:s text:c="2"/>!mut <text:s/>= lent</text:span></text:p>
      <text:p text:style-name="Standard"><text:span text:style-name="T1"><text:s text:c="2"/>imm <text:s text:c="3"/>!mut <text:s/>= mut</text:span></text:p>
      <text:p text:style-name="P1"/>
      <text:p text:style-name="Standard"><text:span text:style-name="T1"><text:s text:c="2"/>_ !lent <text:s/>= lent</text:span></text:p>
      <text:p text:style-name="Standard"><text:span text:style-name="T1"><text:s text:c="2"/>_ !read <text:s/>= read</text:span></text:p>
      <text:p text:style-name="Standard"><text:span text:style-name="T1"><text:s text:c="2"/>_ !imm <text:s text:c="2"/>= imm</text:span></text:p>
      <text:p text:style-name="P1"/>
      <text:p text:style-name="P1"/>
      <text:p text:style-name="Standard"><text:span text:style-name="T1">-------------------</text:span></text:p>
      <text:p text:style-name="Standard"><text:span text:style-name="T1">|mem|e --&gt; mem'|e'</text:span></text:p>
      <text:p text:style-name="Standard"><text:span text:style-name="T1">-------------------</text:span></text:p>
      <text:p text:style-name="P1"/>
      <text:p text:style-name="Standard"><text:span text:style-name="T1"><text:s text:c="2"/>mem|ctxV[e]--&gt;mem'|e' <text:s text:c="10"/>(Ctx)</text:span></text:p>
      <text:p text:style-name="Standard"><text:span text:style-name="T1"><text:s text:c="4"/>where: mem|e --&gt; mem'|e'</text:span></text:p>
      <text:p text:style-name="P1"/>
      <text:p text:style-name="Standard"><text:span text:style-name="T1"><text:s text:c="2"/>mem|v0 m[Ts](v1..vn) --&gt; mem|e[x0=MDF!v0, x1=T1!v1..xn=Tn!vn] <text:s text:c="2"/>(M-Call)</text:span></text:p>
      <text:p text:style-name="Standard"><text:span text:style-name="T1"><text:s text:c="4"/>where: </text:span></text:p>
      <text:p text:style-name="Standard"><text:span text:style-name="T1"><text:s text:c="6"/>multiMeth(v0,m[Ts],n)=MDF m[](x1:T1..xn:Tn):T-&gt;e,</text:span></text:p>
      <text:p text:style-name="Standard"><text:span text:style-name="T1"><text:s text:c="6"/>this=x0 if &lt;m,n&gt; notin dom(v0)</text:span></text:p>
      <text:p text:style-name="Standard"><text:span text:style-name="T1"><text:s text:c="6"/>_{'x0 _} = v0 otherwise</text:span></text:p>
      <text:p text:style-name="Standard"><text:soft-page-break/><text:span text:style-name="T1">//the MDF!vi may interact badly with multi method types</text:span></text:p>
      <text:p text:style-name="P1"/>
      <text:p text:style-name="Standard"><text:span text:style-name="T1"><text:s text:c="2"/>mem | Ref#[T](v) --&gt; mem, l-&gt;v | l:v.MDF!mut Ref[_ T] <text:s text:c="4"/>(Ref-K)</text:span></text:p>
      <text:p text:style-name="P1"/>
      <text:p text:style-name="Standard"><text:span text:style-name="T1"><text:s text:c="2"/>mem l-&gt;v | (l:MDF Ref[T])*() --&gt; mem, l-&gt;v | v[withMdf MDF] <text:s text:c="2"/>(De-Ref)</text:span></text:p>
      <text:p text:style-name="Standard"><text:span text:style-name="T1"><text:s text:c="2"/>// T will have whatever l:MDF has, so we’re doing recMdf T</text:span></text:p>
      <text:p text:style-name="Standard"><text:span text:style-name="T1"><text:s text:c="4"/></text:span></text:p>
      <text:p text:style-name="Standard"><text:span text:style-name="T1"><text:s text:c="2"/>mem l-&gt;v0 | (l:MDF Ref[T]).swap(v1) --&gt; mem, l-&gt;v1 | v0 <text:s text:c="4"/>(Ref-Swap)</text:span></text:p>
      <text:p text:style-name="P1"/>
      <text:p text:style-name="Standard"><text:span text:style-name="T1">--------------------</text:span></text:p>
      <text:p text:style-name="Standard"><text:span text:style-name="T1">7 Core type system</text:span></text:p>
      <text:p text:style-name="Standard"><text:span text:style-name="T1">--------------------</text:span></text:p>
      <text:p text:style-name="Standard"><text:span text:style-name="T1">G <text:s text:c="2"/>:: x1:T1..xn:Tn</text:span></text:p>
      <text:p text:style-name="Standard"><text:span text:style-name="T1">JudgmentGrammar ::= G |- e : T</text:span></text:p>
      <text:p text:style-name="Standard"><text:span text:style-name="T1">CM ::= C[Ts].M //would the X in the Ts be normalised too?</text:span></text:p>
      <text:p text:style-name="Standard"><text:span text:style-name="T1">_______</text:span></text:p>
      <text:p text:style-name="Standard"><text:span text:style-name="T1">#Define T&lt;T'</text:span></text:p>
      <text:p text:style-name="P1"/>
      <text:p text:style-name="Standard"><text:span text:style-name="T1">T&lt;T</text:span></text:p>
      <text:p text:style-name="P1"/>
      <text:p text:style-name="Standard"><text:span text:style-name="T1">MDF X &lt; MDF' X</text:span></text:p>
      <text:p text:style-name="Standard"><text:span text:style-name="T1"><text:s text:c="2"/>where MDF&lt;MDF'</text:span></text:p>
      <text:p text:style-name="P1"/>
      <text:p text:style-name="Standard"><text:span text:style-name="T1">MDF IT &lt; MDF' IT'</text:span></text:p>
      <text:p text:style-name="Standard"><text:soft-page-break/><text:span text:style-name="T1"><text:s text:c="2"/>where</text:span></text:p>
      <text:p text:style-name="Standard"><text:span text:style-name="T1"><text:s text:c="4"/>MDF&lt;MDF'</text:span></text:p>
      <text:p text:style-name="Standard"><text:span text:style-name="T1"><text:s text:c="4"/>MDF IT &lt; MDF IT'</text:span></text:p>
      <text:p text:style-name="P1"/>
      <text:p text:style-name="Standard"><text:span text:style-name="T1">MDF IT1 &lt; MDF IT3</text:span></text:p>
      <text:p text:style-name="Standard"><text:span text:style-name="T1"><text:s text:c="2"/>where</text:span></text:p>
      <text:p text:style-name="Standard"><text:span text:style-name="T1"><text:s text:c="4"/>MDF IT1 &lt; MDF IT2</text:span></text:p>
      <text:p text:style-name="Standard"><text:span text:style-name="T1"><text:s text:c="4"/>MDF IT2 &lt; MDF IT3</text:span></text:p>
      <text:p text:style-name="P1"/>
      <text:p text:style-name="Standard"><text:span text:style-name="T1">MDF C[T1..Tn]&lt;MDF C'[Ts]</text:span></text:p>
      <text:p text:style-name="Standard"><text:span text:style-name="T1"><text:s text:c="2"/>where </text:span></text:p>
      <text:p text:style-name="Standard"><text:span text:style-name="T1"><text:s text:c="4"/>C[X1..Xn]:ITs {_}</text:span></text:p>
      <text:p text:style-name="Standard"><text:span text:style-name="T1"><text:s text:c="4"/>C'[Ts] in ITs[X1..Xn=T1..Tn]</text:span></text:p>
      <text:p text:style-name="P1"/>
      <text:p text:style-name="Standard"><text:span text:style-name="T1">MDF C[T1..Tn]&lt; MDF C[T1'..Tn']</text:span></text:p>
      <text:p text:style-name="Standard"><text:span text:style-name="T1"><text:s text:c="2"/>where</text:span></text:p>
      <text:p text:style-name="Standard"><text:span text:style-name="T1"><text:s text:c="4"/>adapterOk(MDF,C,T1..Tn,T1'..Tn')</text:span></text:p>
      <text:p text:style-name="P1"/>
      <text:p text:style-name="Standard"><text:span text:style-name="T1">_______</text:span></text:p>
      <text:p text:style-name="Standard"><text:span text:style-name="T1">#Define adapterOk(MDF,C,Ts1,Ts2)</text:span></text:p>
      <text:p text:style-name="P1"/>
      <text:p text:style-name="Standard"><text:span text:style-name="T1">adapterOk(MDF0,C,Ts1,Ts2)</text:span></text:p>
      <text:p text:style-name="Standard"><text:span text:style-name="T1">filterByMdf(MDF0, meths(C[Ts1]) = Ms1</text:span></text:p>
      <text:p text:style-name="Standard"><text:span text:style-name="T1">filterByMdf(MDF0, meths(C[Ts2]) = Ms2</text:span></text:p>
      <text:p text:style-name="Standard"><text:soft-page-break/><text:span text:style-name="T1">forall MDF m[Xs](G1):T1 _,MDF m[Xs](G2):T2 _ in mWisePairs(Ms1,Ms2)</text:span></text:p>
      <text:p text:style-name="Standard"><text:span text:style-name="T1">G2,inner:MDF0 C[Ts1] |- inner.m[Xs](G2.xs) : T2</text:span></text:p>
      <text:p text:style-name="P1"/>
      <text:p text:style-name="Standard"><text:span text:style-name="T1">_______</text:span></text:p>
      <text:p text:style-name="Standard"><text:span text:style-name="T1">#Define filterByMdf(MDF,Ms) = Ms'</text:span></text:p>
      <text:p text:style-name="P1"/>
      <text:p text:style-name="Standard"><text:span text:style-name="T1">filterByMdf(MDF,empty) = empty</text:span></text:p>
      <text:p text:style-name="Standard"><text:span text:style-name="T1">filterByMdf(MDF,M Ms) = M,filterByMdf(MDF,Ms)</text:span></text:p>
      <text:p text:style-name="Standard"><text:span text:style-name="T1"><text:s text:c="2"/>where MDF in {iso,mut,lent}</text:span></text:p>
      <text:p text:style-name="Standard"><text:span text:style-name="T1">filterByMdf(MDF,M Ms) = M,filterByMdf(MDF,Ms)</text:span></text:p>
      <text:p text:style-name="Standard"><text:span text:style-name="T1"><text:s text:c="2"/>where MDF in {imm,read} M.MDF in {imm,read}</text:span></text:p>
      <text:p text:style-name="Standard"><text:span text:style-name="T1">filterByMdf(MDF,M Ms) = filterByMdf(MDF,Ms)</text:span></text:p>
      <text:p text:style-name="Standard"><text:span text:style-name="T1"><text:s text:c="2"/>otherwise</text:span></text:p>
      <text:p text:style-name="P1"/>
      <text:p text:style-name="Standard"><text:span text:style-name="T1">_______</text:span></text:p>
      <text:p text:style-name="Standard"><text:span text:style-name="T1">#Define MDF &lt; MDF'</text:span></text:p>
      <text:p text:style-name="P1"/>
      <text:p text:style-name="Standard"><text:span text:style-name="T1">MDF &lt; MDF</text:span></text:p>
      <text:p text:style-name="Standard"><text:span text:style-name="T1">iso &lt; MDF</text:span></text:p>
      <text:p text:style-name="Standard"><text:span text:style-name="T1">MDF &lt; read</text:span></text:p>
      <text:p text:style-name="Standard"><text:span text:style-name="T1">mut &lt; lent</text:span></text:p>
      <text:p text:style-name="P1"/>
      <text:p text:style-name="Standard"><text:span text:style-name="T1">-------------</text:span></text:p>
      <text:p text:style-name="Standard"><text:span text:style-name="T1">Ds:Ok <text:s text:c="2"/>D:Ok </text:span></text:p>
      <text:p text:style-name="Standard"><text:soft-page-break/><text:span text:style-name="T1">-------------</text:span></text:p>
      <text:p text:style-name="P1"/>
      <text:p text:style-name="Standard"><text:span text:style-name="T1">D1..Dn:Ok</text:span></text:p>
      <text:p text:style-name="Standard"><text:span text:style-name="T1"><text:s text:c="2"/>where D1:Ok..Dn:Ok</text:span></text:p>
      <text:p text:style-name="P1"/>
      <text:p text:style-name="Standard"><text:span text:style-name="T1">C[X1..Xn]:B:Ok</text:span></text:p>
      <text:p text:style-name="Standard"><text:span text:style-name="T1"><text:s text:c="2"/>where</text:span></text:p>
      <text:p text:style-name="Standard"><text:span text:style-name="T1"><text:s text:c="4"/>empty|- C[X1..Xn]:mdf B[x=this] : T</text:span></text:p>
      <text:p text:style-name="Standard"><text:span text:style-name="T1"><text:s text:c="4"/>meths(C[mdf X1..mdf Xn]) well defined</text:span></text:p>
      <text:p text:style-name="P1"/>
      <text:p text:style-name="Standard"><text:span text:style-name="T1">-------------------</text:span></text:p>
      <text:p text:style-name="Standard"><text:span text:style-name="T1">G|- e:T</text:span></text:p>
      <text:p text:style-name="Standard"><text:span text:style-name="T1">-------------------</text:span></text:p>
      <text:p text:style-name="P1"/>
      <text:p text:style-name="Standard"><text:span text:style-name="T1">G |- e : T <text:s text:c="16"/>(Sub-T)</text:span></text:p>
      <text:p text:style-name="Standard"><text:span text:style-name="T1"><text:s text:c="2"/>where</text:span></text:p>
      <text:p text:style-name="Standard"><text:span text:style-name="T1"><text:s text:c="4"/>G|-e:T'</text:span></text:p>
      <text:p text:style-name="Standard"><text:span text:style-name="T1"><text:s text:c="4"/>T' &lt; T</text:span></text:p>
      <text:p text:style-name="P1"/>
      <text:p text:style-name="Standard"><text:span text:style-name="T1">G |- x : G(T) <text:s text:c="14"/>(x-T)</text:span></text:p>
      <text:p text:style-name="P1"/>
      <text:p text:style-name="Standard"><text:span text:style-name="T1">G|- e0 m[Ts](e1..en) : T <text:s text:c="3"/>(Call-T)</text:span></text:p>
      <text:p text:style-name="Standard"><text:span text:style-name="T1"><text:s text:c="2"/>where</text:span></text:p>
      <text:p text:style-name="Standard"><text:span text:style-name="T1"><text:s text:c="4"/>G|-ei : Ti forall i in 0..n</text:span></text:p>
      <text:p text:style-name="Standard"><text:soft-page-break/><text:span text:style-name="T1"><text:s text:c="4"/>T0 = MDF0 C0[Ts0]</text:span></text:p>
      <text:p text:style-name="Standard"><text:span text:style-name="T1"><text:s text:c="4"/>MDF0 &lt; MDF</text:span></text:p>
      <text:p text:style-name="Standard"><text:span text:style-name="T1"><text:s text:c="4"/>MDF m[](x1:T1..xn:Tn):T _ in multiMeth(MDF0 C0[Ts0]{},m[Ts],n)</text:span></text:p>
      <text:p text:style-name="Standard"><text:span text:style-name="T1"><text:s/></text:span></text:p>
      <text:p text:style-name="Standard"><text:span text:style-name="T1">G|- e0 m[Ts](e1..en) : T <text:s text:c="3"/>(Call-T) <text:s/>//Note: version as in code</text:span></text:p>
      <text:p text:style-name="Standard"><text:span text:style-name="T1"><text:s text:c="2"/>where</text:span></text:p>
      <text:p text:style-name="Standard"><text:span text:style-name="T1"><text:s text:c="4"/>G|-e0 : T'</text:span></text:p>
      <text:p text:style-name="Standard"><text:span text:style-name="T1"><text:s text:c="4"/>T0..Tn-&gt;T in multiMeth(T',m[Ts],n)</text:span></text:p>
      <text:p text:style-name="Standard"><text:span text:style-name="T1"><text:s text:c="4"/>G|-ei : T'i forall i in 0..n</text:span></text:p>
      <text:p text:style-name="Standard"><text:span text:style-name="T1"><text:s text:c="4"/>T'i &lt; Ti <text:s/>forall i in 0..n</text:span></text:p>
      <text:p text:style-name="P1"/>
      <text:p text:style-name="P1"/>
      <text:p text:style-name="P1"/>
      <text:p text:style-name="Standard"><text:span text:style-name="T1">G |- l:MDF Ref[T] : MDF Ref[T] <text:s text:c="10"/>(Ref-T)</text:span></text:p>
      <text:p text:style-name="P1"/>
      <text:p text:style-name="Standard"><text:span text:style-name="T1">G |- MDF B : T <text:s text:c="27"/>(B-T)</text:span></text:p>
      <text:p text:style-name="Standard"><text:span text:style-name="T1"><text:s text:c="2"/>where </text:span></text:p>
      <text:p text:style-name="Standard"><text:span text:style-name="T1"><text:s text:c="4"/>in the next pre conditions Ds+=Fresh[]:B</text:span></text:p>
      <text:p text:style-name="Standard"><text:span text:style-name="T1"><text:s text:c="4"/>Ms = meths(Fresh[]).Ms</text:span></text:p>
      <text:p text:style-name="Standard"><text:span text:style-name="T1"><text:s text:c="4"/>filterByMdf(MDF,Ms) = M1..Mn</text:span></text:p>
      <text:p text:style-name="Standard"><text:span text:style-name="T1"><text:s text:c="4"/>forall Mi:M1..Mn not abstract(Mi)</text:span></text:p>
      <text:p text:style-name="Standard"><text:span text:style-name="T1"><text:s text:c="4"/>dom(B.Ms) subsetEq dom(M1..Mn)</text:span></text:p>
      <text:p text:style-name="Standard"><text:span text:style-name="T1"><text:s text:c="4"/>G|- Fresh[]:MDF B : T</text:span></text:p>
      <text:p text:style-name="P1"/>
      <text:p text:style-name="Standard"><text:soft-page-break/><text:span text:style-name="T1">--------------------------------------------------------------</text:span></text:p>
      <text:p text:style-name="Standard"><text:span text:style-name="T1">G|- C[Xs]:MDF B:T <text:s text:c="7"/>G;T;ITs|-M: Ok <text:s text:c="3"/>flex(G |- e0 : T)</text:span></text:p>
      <text:p text:style-name="Standard"><text:span text:style-name="T1">--------------------------------------------------------------</text:span></text:p>
      <text:p text:style-name="P1"/>
      <text:p text:style-name="P1"/>
      <text:p text:style-name="Standard"><text:span text:style-name="T1">G |- C[X1..Xk]: MDF ITs {x, M1..Mn } : MDF IT <text:s text:c="8"/>(Both-T)</text:span></text:p>
      <text:p text:style-name="Standard"><text:span text:style-name="T1"><text:s text:c="2"/>where</text:span></text:p>
      <text:p text:style-name="Standard"><text:span text:style-name="T1"><text:s text:c="4"/>IT in ITs</text:span></text:p>
      <text:p text:style-name="Standard"><text:span text:style-name="T1"><text:s text:c="4"/>G; x:MDF C[mdf X1..mdf Xk] |- <text:s/>Mi : Ok <text:s/>forall i in 1..n</text:span></text:p>
      <text:p text:style-name="P1"/>
      <text:p text:style-name="Standard"><text:span text:style-name="T1">G;x:T|-sig,: Ok <text:s text:c="33"/>(Abs-OK)</text:span></text:p>
      <text:p text:style-name="P1"/>
      <text:p text:style-name="Standard"><text:span text:style-name="T1">G;x:T|-MDF m[Xs](G0):T0-&gt;e0,: Ok <text:s text:c="19"/>(Meth-OK)</text:span></text:p>
      <text:p text:style-name="Standard"><text:span text:style-name="T1"><text:s text:c="2"/>where</text:span></text:p>
      <text:p text:style-name="Standard"><text:span text:style-name="T1"><text:s text:c="4"/>G' <text:s/>= G[x:T[mdf=MDF];MDF],G0</text:span></text:p>
      <text:p text:style-name="Standard"><text:span text:style-name="T1"><text:s text:c="4"/>flex(G' |- e0 : T0) //assert G is empty if T.MDF=mdf</text:span></text:p>
      <text:p text:style-name="P1"/>
      <text:p text:style-name="Standard"><text:span text:style-name="T1">flex(G |- e0 : T)</text:span></text:p>
      <text:p text:style-name="Standard"><text:span text:style-name="T1"><text:s text:c="2"/>G |- e0 : T' and T'&lt;T</text:span></text:p>
      <text:p text:style-name="Standard"><text:span text:style-name="T1">flex(G |- e0 : iso ITX)</text:span></text:p>
      <text:p text:style-name="Standard"><text:span text:style-name="T1"><text:s text:c="2"/>G[mut=lent] |- e0 : T</text:span></text:p>
      <text:p text:style-name="Standard"><text:span text:style-name="T1"><text:s text:c="2"/>T &lt; mut ITX</text:span></text:p>
      <text:p text:style-name="Standard"><text:span text:style-name="T1">flex(G |- e0 : imm ITX)</text:span></text:p>
      <text:p text:style-name="Standard"><text:span text:style-name="T1"><text:s text:c="2"/>G[mut=lent] |- e0 : T</text:span></text:p>
      <text:p text:style-name="Standard"><text:soft-page-break/><text:span text:style-name="T1"><text:s text:c="2"/>T &lt; mut ITX</text:span></text:p>
      <text:p text:style-name="Standard"><text:span text:style-name="T1">flex(G |- e0 : imm ITX)</text:span></text:p>
      <text:p text:style-name="Standard"><text:span text:style-name="T1"><text:s text:c="2"/>G[\mut,lent,read] |- e0 : T</text:span></text:p>
      <text:p text:style-name="Standard"><text:span text:style-name="T1"><text:s text:c="2"/>T &lt; read ITX</text:span></text:p>
      <text:p text:style-name="Standard"><text:span text:style-name="T1">_______</text:span></text:p>
      <text:p text:style-name="Standard"><office:annotation office:name="__Annotation__625_1437757463"><dc:creator>Nick Webster</dc:creator><dc:date>2023-03-14T00:53:06</dc:date><text:p><text:span text:style-name="T4">delete this section, then new one appears later down in the doc</text:span></text:p></office:annotation><text:span text:style-name="T1">#Define meths(C[Ts])=CMs <text:s text:c="2"/>meths(C[Xs]:MDF B)=CMs <text:s text:c="11"/>cMsOf(IT, Ms, Xs)=CMs</text:span></text:p>
      <text:p text:style-name="Standard"><text:span text:style-name="T1">//CM ::= C[Ts].M </text:span></text:p>
      <text:p text:style-name="Standard"><text:span text:style-name="T1">meths(C[Ts]) = prune(cMsOf(C[Ts]), meths(IT1[Xs=Ts]),..,meths(ITn[Xs=Ts]))</text:span></text:p>
      <text:p text:style-name="Standard"><text:span text:style-name="T1"><text:s text:c="2"/>where C[Xs]: IT1..ITn {x, Ms} in Ds</text:span></text:p>
      <text:p text:style-name="P1"/>
      <text:p text:style-name="Standard"><text:span text:style-name="T1">//meths(C[X1..Xn]:MDF IT1..ITn {x, Ms}) =</text:span></text:p>
      <text:p text:style-name="Standard"><text:span text:style-name="T1">// <text:s text:c="3"/>prune(cMsOf(C[Ts]), meths(IT1),..,meths(ITn))</text:span></text:p>
      <text:p text:style-name="Standard"><text:span text:style-name="T1">// <text:s/>where Ts = mdf X1..mdf Xn</text:span></text:p>
      <text:p text:style-name="Standard"><text:span text:style-name="T1">//THIS NOTATION IS DEAD</text:span></text:p>
      <text:p text:style-name="P1"/>
      <text:p text:style-name="Standard"><text:span text:style-name="T1">cMsOf(C[Ts]) = cMsOf(IT, Ms[Xs=Ts])</text:span></text:p>
      <text:p text:style-name="Standard"><text:span text:style-name="T1"><text:s text:c="4"/>where C[Xs]: IT1..ITn {x, Ms} in Ds</text:span></text:p>
      <text:p text:style-name="Standard"><text:span text:style-name="T1">cMsOf(IT, Ms)</text:span></text:p>
      <text:p text:style-name="Standard"><text:span text:style-name="T1">cMsOf(IT, empty) = empty</text:span></text:p>
      <text:p text:style-name="Standard"><text:span text:style-name="T1">cMsOf(IT,m(xs)-&gt;e, Ms) = cMsOf(IT, Ms)</text:span></text:p>
      <text:p text:style-name="Standard"><text:span text:style-name="T1">cMsOf(IT, sig-&gt;e, Ms) = norm(IT.sig-&gt;e), cMsOf(IT, Ms)</text:span></text:p>
      <text:p text:style-name="Standard"><text:span text:style-name="T1">cMsOf(IT, sig, Ms) = norm(IT.sig), cMsOf(IT, Ms)</text:span><office:annotation-end office:name="__Annotation__625_1437757463"/></text:p>
      <text:p text:style-name="Standard"><text:span text:style-name="T1">_______</text:span></text:p>
      <text:p text:style-name="Standard"><text:span text:style-name="T1">#Define prune(CMs) = CMs' <text:s text:c="2"/>norm(CM)=CM' <text:s text:c="2"/>allCases(CMs)=CMs' <text:s/>pruneAux(CMs)=CM</text:span></text:p>
      <text:p text:style-name="P1"><text:soft-page-break/></text:p>
      <text:p text:style-name="Standard"><text:span text:style-name="T1">prune(CMs) = pruneAux(CMs1)..pruneAux(CMsn)</text:span></text:p>
      <text:p text:style-name="Standard"><text:span text:style-name="T1"><text:s text:c="2"/>where CMs1..CMsn = groupByM(CMs) //groupByM(CMs)=CMss groups for the same m,n</text:span></text:p>
      <text:p text:style-name="Standard"><text:span text:style-name="T1">pruneAux(CM) = CM</text:span></text:p>
      <text:p text:style-name="Standard"><text:span text:style-name="T1">pruneAux(CM CMs1 CM' CMs2) = pruneAux(CM CMs1 CMs2)</text:span></text:p>
      <text:p text:style-name="Standard"><text:span text:style-name="T1"><text:s text:c="2"/>where CM=selectMoreSpecific(CM,CM')</text:span></text:p>
      <text:p text:style-name="Standard"><text:span text:style-name="T1">pruneAux(CM CMs) = pruneAux(CMs CM)</text:span></text:p>
      <text:p text:style-name="Standard"><text:span text:style-name="T1"><text:s text:c="2"/>where</text:span></text:p>
      <text:p text:style-name="Standard"><text:span text:style-name="T1"><text:s text:c="4"/>forAll CM' in CMs not selectMoreSpecific(CM,CM')</text:span></text:p>
      <text:p text:style-name="Standard"><text:span text:style-name="T1"><text:s text:c="4"/>CMs not empty</text:span></text:p>
      <text:p text:style-name="Standard"><text:span text:style-name="T1">//TODO: TEST that for any set of CM (fuzzed) pruneAux(CMs) = pruneAux(shuffle(CMs))</text:span></text:p>
      <text:p text:style-name="P1"/>
      <text:p text:style-name="Standard"><text:span text:style-name="T1">// Norm must rename even if it’s not in scope, must be like X1,X2,X3, etc.</text:span></text:p>
      <text:p text:style-name="Standard"><text:span text:style-name="T1">norm(CM) = CM' // Note: the (optional) body is not affected</text:span></text:p>
      <text:p text:style-name="Standard"><text:span text:style-name="T1">//Note, in CM ::= C[Ts].sig the class Xs are already replaced with Ts</text:span></text:p>
      <text:p text:style-name="Standard"><text:span text:style-name="T1">norm(C[Ts].m[X1..Xn](xTs):T-&gt;e) = C[Ts] (.m[](xTs):T-&gt;e)[X1=Par1..Xn=Parn]</text:span></text:p>
      <text:p text:style-name="Standard"><text:span text:style-name="T1"><text:s text:c="2"/>where we consistently select Par1..Parn globally so that</text:span></text:p>
      <text:p text:style-name="Standard"><text:span text:style-name="T1"><text:s text:c="2"/>it never happens that the current Ds contains Par1..Parn anywhere as a nested X</text:span></text:p>
      <text:p text:style-name="Standard"><text:span text:style-name="T1"><text:s text:c="2"/>Note: to compile with a pre compiled program we must add that</text:span></text:p>
      <text:p text:style-name="Standard"><text:span text:style-name="T1">norm(C[Ts].m[Par1 Xs](xTs):T-&gt;e) = C[Ts].m[Par1 Xs](xTs):T-&gt;e</text:span></text:p>
      <text:p text:style-name="P1"/>
      <text:p text:style-name="Standard"><text:span text:style-name="T1">selectMoreSpecific(CM1,CM2) = CMi</text:span></text:p>
      <text:p text:style-name="Standard"><text:span text:style-name="T1"><text:s text:c="2"/>where</text:span></text:p>
      <text:p text:style-name="Standard"><text:span text:style-name="T1"><text:s text:c="4"/>CMi = Ci[Tsi] . MDF m[Xs](G):Ti e?i //Xs (not Xsi) requires the same (normed) Xs</text:span></text:p>
      <text:p text:style-name="Standard"><text:soft-page-break/><text:span text:style-name="T1"><text:s text:c="4"/>{j} = {1,2}\i</text:span></text:p>
      <text:p text:style-name="Standard"><text:span text:style-name="T1"><text:s text:c="4"/>not Ds|- Cj[Tsj]&lt;=Ci[Tsi]</text:span></text:p>
      <text:p text:style-name="Standard"><text:span text:style-name="T1"><text:s text:c="4"/>either</text:span></text:p>
      <text:p text:style-name="Standard"><text:span text:style-name="T1"><text:s text:c="5"/>- Ds|- Ci[Tsi]&lt;=Cj[Tsj] and Ds|- Ti&lt;=Tj</text:span></text:p>
      <text:p text:style-name="Standard"><text:span text:style-name="T1"><text:s text:c="5"/>- e?j is empty and Ti = Tj//only not derm on syntactically eq</text:span></text:p>
      <text:p text:style-name="Standard"><text:span text:style-name="T1"><text:s text:c="5"/>- e?j is empty, Ds|- Ti&lt;=Tj and not Ds|- Tj&lt;=Ti</text:span></text:p>
      <text:p text:style-name="Standard"><text:span text:style-name="T1">_______</text:span></text:p>
      <text:p text:style-name="P1"/>
      <text:p text:style-name="Standard"><text:span text:style-name="T1">#Define adapt(MDF, T) = T'</text:span></text:p>
      <text:p text:style-name="Standard"><text:span text:style-name="T1">//I see T as T' if T is captured into the ROG of an MDF receiver</text:span></text:p>
      <text:p text:style-name="Standard"><text:span text:style-name="T1"><text:s text:c="2"/>adapt(imm, MDF ITX) <text:s/>= imm ITX</text:span></text:p>
      <text:p text:style-name="Standard"><text:span text:style-name="T1">//</text:span><text:span text:style-name="T1"><office:annotation office:name="__Annotation__663_1437757463"><dc:creator>Nick Webster</dc:creator><dc:date>2023-03-12T10:07:50</dc:date><text:p><text:span text:style-name="T4">new</text:span></text:p></office:annotation></text:span><text:span text:style-name="T1"> <text:s/>adapt(mut, recMdf ITX) <text:s text:c="2"/>= mut ITX</text:span><office:annotation-end office:name="__Annotation__663_1437757463"/></text:p>
      <text:p text:style-name="Standard"><text:span text:style-name="T1"><text:s text:c="2"/>adapt(mut, mdf ITX) <text:s/>= mut ITX</text:span></text:p>
      <text:p text:style-name="Standard"><text:span text:style-name="T1"><text:s text:c="2"/>adapt(mut, T) <text:s text:c="7"/>= T</text:span></text:p>
      <text:p text:style-name="Standard"><text:span text:style-name="T1"><text:s text:c="2"/>adapt(lent, imm ITX) = imm ITX</text:span></text:p>
      <text:p text:style-name="Standard"><text:span text:style-name="T1"><text:s text:c="2"/>adapt(lent, read ITX)= read ITX</text:span></text:p>
      <text:p text:style-name="Standard"><text:span text:style-name="T1"><text:s text:c="2"/>adapt(lent, mut ITX) = lent ITX</text:span></text:p>
      <text:p text:style-name="Standard"><text:span text:style-name="T1"><office:annotation office:name="__Annotation__672_1437757463"><dc:creator>Nick Webster</dc:creator><dc:date>2023-03-12T10:08:40</dc:date><text:p><text:span text:style-name="T4">new</text:span></text:p></office:annotation></text:span><text:span text:style-name="T1"><text:s text:c="2"/>adapt(lent, recMdf ITX) = recMdf ITX</text:span><office:annotation-end office:name="__Annotation__672_1437757463"/></text:p>
      <text:p text:style-name="Standard"><text:span text:style-name="T1"><text:s text:c="2"/>adapt(lent, mdf ITX) = lent</text:span></text:p>
      <text:p text:style-name="Standard"><text:span text:style-name="T1"><text:s text:c="2"/>adapt(read, imm ITX) = imm ITX</text:span></text:p>
      <text:p text:style-name="Standard"><text:span text:style-name="T1"><text:s text:c="2"/>adapt(read, MDF ITX) = recMdf ITX otherwise</text:span></text:p>
      <text:p text:style-name="Standard"><text:span text:style-name="T1">_______</text:span></text:p>
      <text:p text:style-name="Standard"><text:span text:style-name="T1">we here investigating meths into and how using Xs failed us</text:span></text:p>
      <text:p text:style-name="P1"/>
      <text:p text:style-name="Standard"><text:soft-page-break/><text:span text:style-name="T1">//NOTE: every method lookup has to go through Ds|-meths(C[Ts])</text:span></text:p>
      <text:p text:style-name="Standard"><text:span text:style-name="T1">_______</text:span></text:p>
      <text:p text:style-name="Standard"><text:span text:style-name="T1">#Define ITs[Xs=Ts] =ITs' <text:s text:c="3"/>M[Xs=Ts] = M' <text:s/>IT[X=T] <text:s text:c="2"/>M[X=T]</text:span></text:p>
      <text:p text:style-name="Standard"><text:span text:style-name="T1">IT[X=T] <text:s/>and <text:s/>M[X=T] trivially propagates and uses T[X=T'] = T"</text:span></text:p>
      <text:p text:style-name="Standard"><text:span text:style-name="T1">//assert Xs disjoint {X in subterms(Ts)}</text:span></text:p>
      <text:p text:style-name="Standard"><text:span text:style-name="T1">M[X1..Xn=T1..Tn]=fixMut(M[X1=T1,..Xn=Tn])</text:span></text:p>
      <text:p text:style-name="Standard"><text:span text:style-name="T1">ITs[X1..Xn=T1..Tn]=fixMut(ITs[X1=T1,..Xn=Tn])</text:span></text:p>
      <text:p text:style-name="Standard"><text:span text:style-name="T1">_______</text:span></text:p>
      <text:p text:style-name="Standard"><text:span text:style-name="T1">#Define T[X=T'] = T"</text:span></text:p>
      <text:p text:style-name="Standard"><text:span text:style-name="T1"><text:s text:c="2"/>MDF X=[X'=T] = MDF X <text:s/>with X!=X'</text:span></text:p>
      <text:p text:style-name="Standard"><text:span text:style-name="T1"><text:s text:c="2"/>MDF C[T1..Tn][X=T] = MDF C[T1[X=T]..Tn[X=T]]</text:span></text:p>
      <text:p text:style-name="Standard"><text:span text:style-name="T1"><text:s text:c="2"/>MDF X=[X=T] = adapt(MDF,T)</text:span></text:p>
      <text:p text:style-name="P1"/>
      <text:p text:style-name="Standard"><text:span text:style-name="T1">#Define fixMut(T) = T' <text:s text:c="3"/>fixMut(M)</text:span></text:p>
      <text:p text:style-name="Standard"><text:span text:style-name="T1"><text:s text:c="2"/>fixMut(mut C[Ts]) = lent C[Ts]</text:span></text:p>
      <text:p text:style-name="Standard"><text:span text:style-name="T1"><text:s text:c="4"/>where Ds |- C[Ts] &lt; NoMutHyg[HYG _]</text:span></text:p>
      <text:p text:style-name="P1"/>
      <text:p text:style-name="Standard"><text:span text:style-name="T1"><text:s text:c="2"/>fixMut(M) trivially propagates on all Ts in subterms(M)</text:span></text:p>
      <text:p text:style-name="P1"/>
      <text:p text:style-name="Standard"><text:span text:style-name="T1">_______</text:span></text:p>
      <text:p text:style-name="Standard"><text:span text:style-name="T1">#Define G[x:T;MDF]=G' <text:s text:c="7"/>x0:T0[T;MDF] = G // What can lambdas capture</text:span></text:p>
      <text:p text:style-name="Standard"><text:span text:style-name="T1"><text:s text:c="2"/>(x1:T1..xn:Tn)[x:T;MDF] =</text:span></text:p>
      <text:p text:style-name="Standard"><text:span text:style-name="T1"><text:s text:c="4"/>(x1:T1[T;MDF]),..,(xn:Tn[T;MDF]), x: adapt(MDF,T)</text:span></text:p>
      <text:p text:style-name="Standard"><text:span text:style-name="T1"><text:s text:c="2"/>//we do not want to use (x1:T1[adapt(MDF,T);MDf]).. : the case x:T[mut..]<text:line-break/> <text:s/>//below need to stop capturing read even in read methods</text:span></text:p>
      <text:p text:style-name="P1"><text:soft-page-break/></text:p>
      <text:p text:style-name="Standard"><text:span text:style-name="T1"><text:s text:c="2"/>//rules to be strictly applied in order (first that can match)</text:span></text:p>
      <text:p text:style-name="Standard"><text:span text:style-name="T1"><text:s text:c="2"/>x:T[iso C[Ts];MDF'] = x : T[mut C[Ts];MDF']</text:span></text:p>
      <text:p text:style-name="Standard"><text:span text:style-name="T1"><text:s text:c="2"/>x: mdf X[mut C[Ts];HYG] = x : mdf X[lent C[Ts];HYG]</text:span></text:p>
      <text:p text:style-name="Standard"><text:span text:style-name="T1"><text:s text:c="44"/>where Ds|-C[Ts]&lt;NoMutHyg[X]//NO HERE</text:span></text:p>
      <text:p text:style-name="Standard"><text:span text:style-name="T1"><text:s text:c="2"/>//NO, assert that this never happens, the type should be transformed before</text:span></text:p>
      <text:p text:style-name="Standard"><text:span text:style-name="T1"><text:s text:c="2"/>x:T[mut _;MDF] = empty where T.MDF in {read,lent,mdf,(maybe)recMdf}</text:span></text:p>
      <text:p text:style-name="Standard"><text:span text:style-name="T1"><text:s text:c="2"/>x:T[mut _;MDF] = empty where T.MDF=iso and MDF notin {read,imm}</text:span></text:p>
      <text:p text:style-name="Standard"><text:span text:style-name="T1"><text:s text:c="2"/>x:T[imm _;MDF] = empty where T.MDF = MUTY</text:span></text:p>
      <text:p text:style-name="Standard"><text:span text:style-name="T1"><text:s text:c="2"/>x:T[T';MDF] <text:s text:c="3"/>= x : adapt(restrict(T'.MDF,MDF),T) <text:s/></text:span></text:p>
      <text:p text:style-name="Standard"><text:span text:style-name="T1"><office:annotation office:name="__Annotation__713_1437757463"><dc:creator>Nick Webster</dc:creator><dc:date>2023-03-14T02:43:08</dc:date><text:p><text:span text:style-name="T4">Can we make a recMdf lambda, if so what can we capture (nothing?)</text:span></text:p></office:annotation></text:span><text:span text:style-name="T1"><text:s text:c="2"/>x:_[_;_] <text:s text:c="6"/>= empty otherwise (that is restrict(_,_) is undefined)</text:span><office:annotation-end office:name="__Annotation__713_1437757463"/></text:p>
      <text:p text:style-name="Standard"><text:span text:style-name="T1">_______</text:span></text:p>
      <text:p text:style-name="Standard"><text:span text:style-name="T1">#Define restrict(MDF,MDF') = MDF"</text:span></text:p>
      <text:p text:style-name="P1"/>
      <text:p text:style-name="Standard"><text:span text:style-name="T1">restrict(MDF, imm) <text:s text:c="3"/>= restrict(imm,read) = imm</text:span></text:p>
      <text:p text:style-name="Standard"><text:span text:style-name="T1">restrict(MUTY,read) <text:s text:c="2"/>= read</text:span></text:p>
      <text:p text:style-name="Standard"><text:span text:style-name="T1">restrict(lent,mut) <text:s text:c="3"/>= restrict(lent,lent) = restrict(mut,lent) = lent</text:span></text:p>
      <text:p text:style-name="Standard"><text:span text:style-name="T1">restrict(mut,iso) <text:s text:c="4"/>= restrict(mut,mut) = mut</text:span></text:p>
      <text:p text:style-name="P1"/>
      <text:p text:style-name="P1"/>
      <text:p text:style-name="Standard"><text:span text:style-name="T1">_______</text:span></text:p>
      <text:p text:style-name="Standard"><text:span text:style-name="T1">#Define meths(T).Ms(m[Ts],n) returns a Ts'-&gt;T where:</text:span></text:p>
      <text:p text:style-name="Standard"><text:span text:style-name="T1"><text:s text:c="2"/>meths(MDF IT0).Ms(m[Ts],n) =T0 (T1..Tn-&gt;T)[recMdf=MDF][Xs=Ts]</text:span></text:p>
      <text:p text:style-name="Standard"><text:span text:style-name="T1"><text:s text:c="2"/>meths(T) = _M_</text:span></text:p>
      <text:p text:style-name="Standard"><text:soft-page-break/><text:span text:style-name="T1"><text:s text:c="2"/>M = MDF0 m[Xs](x1:T1..xn:Tn):T-&gt;e?</text:span></text:p>
      <text:p text:style-name="Standard"><text:span text:style-name="T1"><text:s text:c="2"/>T0 = MDF0 IT0</text:span></text:p>
      <text:p text:style-name="Standard"><text:span text:style-name="T1">//the result can have mdf if there is some 'mdf' in Ts or in IT0</text:span></text:p>
      <text:p text:style-name="Standard"><text:span text:style-name="T1">T1..Tn,T can have recMdf if MDF0 in lent, read</text:span></text:p>
      <text:p text:style-name="P1"/>
      <text:p text:style-name="Standard"><text:span text:style-name="T1">_______</text:span></text:p>
      <text:p text:style-name="Standard"><text:span text:style-name="T1">#Define meths(C[Ts])=CMs <text:s/>cMsOf(IT)=CMs <text:s text:c="2"/>cMsOf(IT, Ms)=CMs <text:s text:c="2"/>adaptRecMdf(MDF) = MDF'</text:span></text:p>
      <text:p text:style-name="Standard"><text:span text:style-name="T1">//CM ::= C[Ts].M </text:span></text:p>
      <text:p text:style-name="Standard"><text:span text:style-name="T1">meths(C[Ts]) = prune(cMsOf(C[Ts]), meths(IT1[Xs=Ts]),..,meths(ITn[Xs=Ts]))</text:span></text:p>
      <text:p text:style-name="Standard"><text:span text:style-name="T1"><text:s text:c="2"/>where C[Xs]: IT1..ITn {x, Ms} in Ds</text:span></text:p>
      <text:p text:style-name="P1"/>
      <text:p text:style-name="Standard"><text:span text:style-name="T1">cMsOf(C[Ts]) = cMsOf(IT, Ms)[[Xs=Ts]]</text:span></text:p>
      <text:p text:style-name="Standard"><text:span text:style-name="T1"><text:s text:c="4"/>where C[Xs]: IT1..ITn {x, Ms} in Ds</text:span></text:p>
      <text:p text:style-name="P1"/>
      <text:p text:style-name="Standard"><text:span text:style-name="T1">cMsOf(IT, empty) = empty</text:span></text:p>
      <text:p text:style-name="Standard"><text:span text:style-name="T1">cMsOf(IT,m(xs)-&gt;e, Ms) = cMsOf(IT, Ms)</text:span></text:p>
      <text:p text:style-name="Standard"><text:span text:style-name="T1">cMsOf(IT, sig-&gt;e, Ms) = norm(IT.sig-&gt;e), cMsOf(IT, Ms)</text:span></text:p>
      <text:p text:style-name="Standard"><text:span text:style-name="T1">cMsOf(IT, sig, Ms) = norm(IT.sig), cMsOf(IT, Ms)</text:span></text:p>
      <text:p text:style-name="P1"/>
      <text:p text:style-name="Standard"><text:span text:style-name="T1">#Define Ms[[Xs=Ts]] = Ms' <text:s text:c="3"/>T[[Xs=Ts]]=T'</text:span></text:p>
      <text:p text:style-name="Standard"><text:span text:style-name="T1">Ms[[Xs=Ts]] propagates to the subterms until it reaches the T</text:span></text:p>
      <text:p text:style-name="P1"/>
      <text:p text:style-name="Standard"><text:span text:style-name="T1">MDF X[[Xs=Ts]]=X[Xs=Ts] <text:s/>with MDF !=recMdf</text:span></text:p>
      <text:p text:style-name="Standard"><text:span text:style-name="T1">MDF C[Ts'][[Xs=Ts]]=MDF C[Ts'[[Xs=Ts]]]</text:span></text:p>
      <text:p text:style-name="Standard"><text:soft-page-break/><text:span text:style-name="T1">recMdf X[[Xs=Ts]]= adaptRecMdf(MDF) ITX <text:s/>with <text:s/>MDF ITX = X[Xs=Ts]</text:span></text:p>
      <text:p text:style-name="P1"/>
      <text:p text:style-name="Standard"><text:span text:style-name="T1">// Note: if an X in Xs=Ts does not have a matching Ts, leave it be as X, this is the logic from XIT[Xs=Ts]</text:span></text:p>
      <text:p text:style-name="P1"/>
      <text:p text:style-name="Standard"><text:span text:style-name="T1">adaptRecMdf(imm) = imm</text:span></text:p>
      <text:p text:style-name="Standard"><text:span text:style-name="T1">adaptRecMdf(read) = read</text:span></text:p>
      <text:p text:style-name="Standard"><text:span text:style-name="T1">adaptRecMdf(iso) = assert undefined</text:span></text:p>
      <text:p text:style-name="Standard"><text:span text:style-name="T1">adaptRecMdf(_) = recMdf otherwise</text:span></text:p>
      <text:p text:style-name="P1"/>
      <text:p text:style-name="Standard"><text:span text:style-name="T1">_______</text:span></text:p>
      <text:p text:style-name="Standard"><text:span text:style-name="T1">#Define meths(T).Ms(m[Ts],n) returns a Ts'-&gt;T where: //TODO:new in code</text:span></text:p>
      <text:p text:style-name="Standard"><text:span text:style-name="T1">meths(MDF IT0).Ms(m[Ts],n) = T0 (T1..Tn-&gt;T)[MDF, Xs=Ts]</text:span></text:p>
      <text:p text:style-name="Standard"><text:span text:style-name="T1"><text:s text:c="2"/>meths(IT0) = _M_</text:span></text:p>
      <text:p text:style-name="Standard"><text:span text:style-name="T1"><text:s text:c="2"/>M = MDF0 m[Xs](x1:T1..xn:Tn):T-&gt;e?</text:span></text:p>
      <text:p text:style-name="Standard"><text:span text:style-name="T1"><text:s text:c="2"/>T0 = MDF0 IT0</text:span></text:p>
      <text:p text:style-name="Standard"><text:span text:style-name="T1">//the result can have mdf if there is some 'mdf' in Ts or in IT0</text:span></text:p>
      <text:p text:style-name="Standard"><text:span text:style-name="T1">T1..Tn,T can have recMdf if MDF0 in lent, read</text:span></text:p>
      <text:p text:style-name="P1"/>
      <text:p text:style-name="Standard"><text:span text:style-name="T1">_______</text:span></text:p>
      <text:p text:style-name="Standard"><text:span text:style-name="T1">#Define M[MDF, Xs=Ts] <text:s text:c="3"/>G[MDF, Xs=Ts] <text:s text:c="4"/>T[MDF, Xs=Ts]<text:line-break/> <text:s text:c="7"/>(MDF X)[Xs=Ts]=T</text:span></text:p>
      <text:p text:style-name="Standard"><text:span text:style-name="T1">M[MDF,Xs=Ts] and G[MDF,Xs=Ts] propagates to the subterms until it reaches the T</text:span></text:p>
      <text:p text:style-name="P1"/>
      <text:p text:style-name="Standard"><text:span text:style-name="T1">MDF X[MDF0, Xs=Ts] = (MDF X)[Xs=Ts] with MDF != recMdf</text:span></text:p>
      <text:p text:style-name="Standard"><text:span text:style-name="T1">MDF C[Ts'][MDF0, Xs=Ts] = MDF C[Ts'[MDF0, Xs=Ts]] with MDF != recMdf</text:span></text:p>
      <text:p text:style-name="Standard"><text:soft-page-break/><text:span text:style-name="T1">recMdf C[Ts'][MDF0, Xs=Ts] = MDF0 C[Ts'[MDF0, Xs=Ts]] with MDF0 != iso</text:span></text:p>
      <text:p text:style-name="Standard"><text:span text:style-name="T1">recMdf C[Ts'][iso, Xs=Ts] = mut C[Ts'[iso, Xs=Ts]]</text:span></text:p>
      <text:p text:style-name="Standard"><text:span text:style-name="T1">recMdf X[MDF0, Xs=Ts] = adapt(MDF0,(recMdf X)[Xs=Ts])</text:span></text:p>
      <text:p text:style-name="Standard"><text:span text:style-name="T1">(MDF X)[Xs=Ts] = MDF X with X not in Xs</text:span></text:p>
      <text:p text:style-name="Standard"><text:span text:style-name="T1">(MDF X)[Xs=Ts] = T with X=T in Xs=Ts</text:span></text:p>
      <text:p text:style-name="P1"/>
      <text:p text:style-name="Standard"><text:span text:style-name="T1">_______</text:span></text:p>
      <text:p text:style-name="Standard"><text:span text:style-name="T1">#Define multiMeth(MDF ITs{Ms},m[Ts],n) = Ms</text:span></text:p>
      <text:p text:style-name="P1"/>
      <text:p text:style-name="Standard"><text:span text:style-name="T1">multiMeth(MDF B,m[Ts],n) = allMeths(M)</text:span></text:p>
      <text:p text:style-name="Standard"><text:span text:style-name="T1"><text:s text:c="2"/>in the following Ds+=Fresh[]:B</text:span></text:p>
      <text:p text:style-name="Standard"><text:span text:style-name="T1"><text:s text:c="2"/>M = meths(Fresh[]).Ms(m[Ts],n)</text:span></text:p>
      <text:p text:style-name="P1"/>
      <text:p text:style-name="Standard"><text:span text:style-name="T1">multiMeth(T,m[Ts],n) = allMeths(Ts-&gt;T) //Simplified, if we do not run the reduction</text:span></text:p>
      <text:p text:style-name="Standard"><text:span text:style-name="T1"><text:s text:c="2"/>Ts-&gt;T = meths(T).Ms(m[Ts],n) //Note: in code this is a Ts-&gt;T where the Ts.get(0) is the receiver</text:span></text:p>
      <text:p text:style-name="Standard"><text:span text:style-name="T1">_______</text:span></text:p>
      <text:p text:style-name="Standard"><text:span text:style-name="T1">#Define Ts'-&gt;T in allMeths(Ts-&gt;T)</text:span></text:p>
      <text:p text:style-name="Standard"><text:span text:style-name="T1">allMeths(Ts-&gt;T)={</text:span></text:p>
      <text:p text:style-name="Standard"><text:span text:style-name="T1"><text:s text:c="4"/>Ts-&gt;T,</text:span></text:p>
      <text:p text:style-name="Standard"><text:span text:style-name="T1"><text:s text:c="4"/>Ts-&gt;T[mut=iso], //iso promotion</text:span></text:p>
      <text:p text:style-name="Standard"><text:span text:style-name="T1"><text:s text:c="4"/>Ts-&gt;T[read=imm,lent=iso,mut=iso] <text:s/>//imm promotion?//scary extension to 42</text:span></text:p>
      <text:p text:style-name="Standard"><text:span text:style-name="T1"><text:s text:c="4"/>} U oneLentToMut(Ts-&gt;T)</text:span></text:p>
      <text:p text:style-name="Standard"><text:span text:style-name="T1">_______</text:span></text:p>
      <text:p text:style-name="Standard"><text:span text:style-name="T1">#Define Ts'-&gt;T' in oneLentToMut(Ts-&gt;T) <text:s text:c="3"/>toLent(MDF)=MDF'</text:span></text:p>
      <text:p text:style-name="P1"><text:soft-page-break/></text:p>
      <text:p text:style-name="Standard"><text:span text:style-name="T1">Ts[mut=iso]-&gt;toLent(T) in <text:s/>oneLentToMut(T1..Tn-&gt;T)</text:span></text:p>
      <text:p text:style-name="Standard"><text:span text:style-name="T1">Ts1[mut=iso] lent ITX Ts2[mut=iso]-&gt;T[mut=iso] in oneLentToMut(Ts1 mut ITX Ts2-&gt;T)</text:span></text:p>
      <text:p text:style-name="P1"/>
      <text:p text:style-name="Standard"><text:span text:style-name="T1">toLent(mut)=lent</text:span></text:p>
      <text:p text:style-name="Standard"><text:span text:style-name="T1">toLent(MDF)=MDF otherwise</text:span></text:p>
      <text:p text:style-name="P1"/>
      <text:p text:style-name="P1"/>
      <text:p text:style-name="Standard"><text:span text:style-name="T1">--------------------</text:span></text:p>
      <text:p text:style-name="Standard"><text:span text:style-name="T1">8 Translation in Java (or other)</text:span></text:p>
      <text:p text:style-name="Standard"><text:span text:style-name="T1">--------------------</text:span></text:p>
      <text:p text:style-name="P1"/>
      <text:p text:style-name="P1"/>
      <text:p text:style-name="Standard"><text:span text:style-name="T1">---------------------------</text:span></text:p>
      <text:p text:style-name="Standard"><text:span text:style-name="T1">Old type inference logic</text:span></text:p>
      <text:p text:style-name="Standard"><text:span text:style-name="T1">---------------------------</text:span></text:p>
      <text:p text:style-name="Standard"><text:span text:style-name="T1">#Define <text:s/>refineSigGens(RPs)=RPs' ///VERSION 1</text:span></text:p>
      <text:p text:style-name="Standard"><text:span text:style-name="T1">//contract: the Ts in all the RP all have only freshly generated Xs</text:span></text:p>
      <text:p text:style-name="P1"/>
      <text:p text:style-name="Standard"><text:span text:style-name="T1">refineSigGens(RPs0, MDF X = iT, RPs1, MDF' X = iT', RPs2) =</text:span></text:p>
      <text:p text:style-name="Standard"><text:span text:style-name="T1"><text:s text:c="2"/>refineSigGens(RPs0, MDF X = best(iT,iT'), RPs1, MDF' X = best(iT,iT'), RPs2)</text:span></text:p>
      <text:p text:style-name="Standard"><text:span text:style-name="T1">//select all the X=iTs, replace those iTs with best(iTs) //(1 (2 (3 4))</text:span></text:p>
      <text:p text:style-name="P1"/>
      <text:p text:style-name="Standard"><text:span text:style-name="T1">otherwise</text:span></text:p>
      <text:p text:style-name="Standard"><text:soft-page-break/><text:span text:style-name="T1">refineSigGens(RPs0, MDF C[Ts] = infer, RPs1) = </text:span></text:p>
      <text:p text:style-name="Standard"><text:span text:style-name="T1"><text:s text:c="2"/>refineSigGens(RPs0, MDF C[Ts] = MDF C[Ts], RPs1)</text:span></text:p>
      <text:p text:style-name="P1"/>
      <text:p text:style-name="Standard"><text:span text:style-name="T1">otherwise</text:span></text:p>
      <text:p text:style-name="Standard"><text:span text:style-name="T1">refineSigGens(RPs0, infer = MDF C[Ts], RPs1) = </text:span></text:p>
      <text:p text:style-name="Standard"><text:span text:style-name="T1"><text:s text:c="2"/>refineSigGens(RPs0, MDF C[Ts] = MDF C[Ts], RPs1)</text:span></text:p>
      <text:p text:style-name="P1"/>
      <text:p text:style-name="Standard"><text:span text:style-name="T1">otherwise</text:span></text:p>
      <text:p text:style-name="Standard"><text:span text:style-name="T1">refineSigGens(RPs0, MDF C[iTs] = MDF C[iT's], RPs1) = RPs</text:span></text:p>
      <text:p text:style-name="Standard"><text:span text:style-name="T1"><text:s text:c="2"/>where</text:span></text:p>
      <text:p text:style-name="Standard"><text:span text:style-name="T1"><text:s text:c="4"/>iTs and iT's and RPs' have the same size</text:span></text:p>
      <text:p text:style-name="Standard"><text:span text:style-name="T1"><text:s text:c="4"/>refineSigGens(RPs0, MDF C[iTs] = MDF C[iT's], RPs1, iTs=iT's)= RPs,RPs'</text:span></text:p>
      <text:p text:style-name="Standard"><text:span text:style-name="T1">otherwise</text:span></text:p>
      <text:p text:style-name="Standard"><text:span text:style-name="T1">refineSigGens(RPs) = refineSigGens(RPs[X=IT])</text:span></text:p>
      <text:p text:style-name="Standard"><text:span text:style-name="T1">where RPs = RPs0, MDF' X = MDF IT, RPs1</text:span></text:p>
      <text:p text:style-name="Standard"><text:span text:style-name="T1"><text:s text:c="3"/>or RPS = RPs0, MDF IT = MDF' X, RPs1</text:span></text:p>
      <text:p text:style-name="Standard"><text:span text:style-name="T1">otherwise</text:span></text:p>
      <text:p text:style-name="Standard"><text:span text:style-name="T1">refineSigGens(RPs) = refineSigGens(RPs[X'=X])</text:span></text:p>
      <text:p text:style-name="Standard"><text:span text:style-name="T1">where RPs = RPs0, MDF X = MDF' X', RPs1</text:span></text:p>
      <text:p text:style-name="Standard"><text:span text:style-name="T1">//We want to do this all together</text:span></text:p>
      <text:p text:style-name="P1"/>
      <text:p text:style-name="Standard"><text:span text:style-name="T1">otherwise</text:span></text:p>
      <text:p text:style-name="Standard"><text:span text:style-name="T1">refineSigGens(RPs)=RPs if no rule can produce RPs'!=RPs</text:span></text:p>
      <text:p text:style-name="P1"/>
      <text:p text:style-name="Standard"><text:soft-page-break/><text:span text:style-name="T1">_______</text:span></text:p>
      <text:p text:style-name="Standard"><text:span text:style-name="T1">#Define <text:s/>refineSigGens(RPs)=RPs' ///VERSION 2</text:span></text:p>
      <text:p text:style-name="Standard"><text:span text:style-name="T1">//sub notations: expand, collect,reduce, merge</text:span></text:p>
      <text:p text:style-name="Standard"><text:span text:style-name="T1">Z ::= X = X'</text:span></text:p>
      <text:p text:style-name="Standard"><text:span text:style-name="T1">Zz ::= { Zs }</text:span></text:p>
      <text:p text:style-name="Standard"><text:span text:style-name="T1">RP ::= iT = iT'</text:span></text:p>
      <text:p text:style-name="Standard"><text:span text:style-name="T1">RQ ::= iT ~!? iT'</text:span></text:p>
      <text:p text:style-name="Standard"><text:span text:style-name="T1"><text:tab/>where iT ~!? iT' is syntactically equal to iT' ~!? iT</text:span></text:p>
      <text:p text:style-name="Standard"><text:span text:style-name="T1">RQz is a set of RQ</text:span></text:p>
      <text:p text:style-name="Standard"><text:span text:style-name="T1">notations iTs = iTs' and iTs ~ iTs' are<text:line-break/> <text:s/>expanding the pairs (only defined on same gens length)</text:span></text:p>
      <text:p text:style-name="P1"/>
      <text:p text:style-name="Standard"><text:span text:style-name="T1">RPsToRQz(iTs = iTs') = {iTs ~ iTs'}</text:span></text:p>
      <text:p text:style-name="P1"/>
      <text:p text:style-name="Standard"><text:span text:style-name="T1">expand({C[iTs] ~ C[iTs'], RQs}) = expand({iTs ~ iTs', RQs})</text:span></text:p>
      <text:p text:style-name="Standard"><text:span text:style-name="T1">expand({X ~ C[iTs], X ~ C[iTs'], RQs}) = expand({iTs ~ ITs',X ~ C[iTs], RQs})//</text:span></text:p>
      <text:p text:style-name="Standard"><text:span text:style-name="T1">otherwise expand({RQs}) = {RQs}</text:span></text:p>
      <text:p text:style-name="P1"/>
      <text:p text:style-name="Standard"><text:span text:style-name="T1">collect({X ~ Y, RQs}) = {Y = X} U collect({RQs[X = Y]})</text:span></text:p>
      <text:p text:style-name="Standard"><text:span text:style-name="T1">collect({C[iTs] ~ C[iTs'], RQs}) = collect({iTs ~ ITs', RQs})</text:span></text:p>
      <text:p text:style-name="Standard"><text:span text:style-name="T1">collect({X ~ C[iTs], X ~ C[iTs'], RQs}) = collect({iTs ~ ITs', RQs}) //</text:span></text:p>
      <text:p text:style-name="Standard"><text:span text:style-name="T1">collect(RQz) = empty otherwise</text:span></text:p>
      <text:p text:style-name="P1"/>
      <text:p text:style-name="Standard"><text:span text:style-name="T1">reduce({X ~!?1 C1[iTs1], ...., X ~!?n Cn[iTsn]} U RQz) = </text:span></text:p>
      <text:p text:style-name="Standard"><text:span text:style-name="T1"><text:s text:c="4"/>reduce({X ~!iT } U RQz[X = iT])</text:span></text:p>
      <text:p text:style-name="Standard"><text:soft-page-break/><text:span text:style-name="T1"><text:s text:c="2"/>where</text:span></text:p>
      <text:p text:style-name="Standard"><text:span text:style-name="T1"><text:s text:c="4"/>at least one !?i = empty</text:span></text:p>
      <text:p text:style-name="Standard"><text:span text:style-name="T1"><text:s text:c="4"/>X ~!? iT not in RQz</text:span></text:p>
      <text:p text:style-name="Standard"><text:span text:style-name="T1"><text:s text:c="4"/>iT = best(C1[iTs1], ...., Cn[iTsn])</text:span></text:p>
      <text:p text:style-name="Standard"><text:span text:style-name="T1">reduce({infer ~ _, RQs}) = reduce({RQs})</text:span></text:p>
      <text:p text:style-name="Standard"><text:span text:style-name="T1">reduce(RQz) = RQz otherwise</text:span></text:p>
      <text:p text:style-name="P1"/>
      <text:p text:style-name="Standard"><text:span text:style-name="T1">refineSigGens(RPs) = best(RPs')</text:span></text:p>
      <text:p text:style-name="Standard"><text:span text:style-name="T1"><text:s text:c="2"/>where</text:span></text:p>
      <text:p text:style-name="Standard"><text:span text:style-name="T1"><text:s text:c="4"/>Zz = collect(RPsToRQz(RPs))</text:span></text:p>
      <text:p text:style-name="Standard"><text:span text:style-name="T1"><text:s text:c="4"/>reduce(expand(RPsToRQz(RPs[Zz])))= Xs ~! iTs</text:span></text:p>
      <text:p text:style-name="Standard"><text:span text:style-name="T1"><text:s text:c="4"/>RPs'=RPs[Zz][Xs=iTs]</text:span></text:p>
      <text:p text:style-name="Standard"><text:span text:style-name="T1">best(iT=iT') = best(iT,iT')</text:span></text:p>
      <text:p text:style-name="P1"/>
      <text:p text:style-name="Standard"><text:span text:style-name="T1">=========</text:span></text:p>
      <text:p text:style-name="Standard"><text:span text:style-name="T1">collect{X = Y, RQs} = {Y = X} U collect{RQs[X = Y]}</text:span></text:p>
      <text:p text:style-name="Standard"><text:span text:style-name="T1">collect{C[iTs] = C[iTs'], RQs} = collect{iTs = ITs', RQs}</text:span></text:p>
      <text:p text:style-name="Standard"><text:span text:style-name="T1">collect{X = C[iTs], X = C[iTs'], RQs} = collect{X = C[iTs], iTs = ITs', RQs}</text:span></text:p>
      <text:p text:style-name="Standard"><text:span text:style-name="T1">collect{X = C[iTs], C[iTs'] = X, RQs} = collect{X = C[iTs], iTs = ITs', RQs}</text:span></text:p>
      <text:p text:style-name="Standard"><text:span text:style-name="T1">collect{C[iTs] = X, C[iTs'] = X, RQs} = collect{X = C[iTs], iTs = ITs', RQs}</text:span></text:p>
      <text:p text:style-name="Standard"><text:span text:style-name="T1">collect{RQs} = {RQs}, otherwise</text:span></text:p>
      <text:p text:style-name="P1"/>
      <text:p text:style-name="Standard"><text:span text:style-name="T1">refineSigGens(RPs) = RPs[toSub(collect{RPs})]</text:span></text:p>
      <text:p text:style-name="P1"/>
      <text:p text:style-name="Standard"><text:soft-page-break/><text:span text:style-name="T1">toSub{} = {}</text:span></text:p>
      <text:p text:style-name="Standard"><text:span text:style-name="T1">toSub{X = IT, RQs} = {X = IT} U toSub(RQs)</text:span></text:p>
      <text:p text:style-name="Standard"><text:span text:style-name="T1"><text:tab/>//where X = IT' not in RQs // should also be an error if this fails</text:span></text:p>
      <text:p text:style-name="Standard"><text:span text:style-name="T1">toSub{C[ITs] = D[ITs'], RQs) = toSub(RQs) // should be an error I think</text:span></text:p>
      <text:p text:style-name="Standard"><text:span text:style-name="T1"><text:tab/></text:span></text:p>
      <text:p text:style-name="Standard"><text:span text:style-name="T1">=============================</text:span></text:p>
      <text:p text:style-name="Standard"><text:span text:style-name="T1">// bassicaly X&gt;IT means IT is nested within a generic class constructor in X?</text:span></text:p>
      <text:p text:style-name="Standard"><text:span text:style-name="T1">checkCyclics{X&gt;X, RQs} = ERROR<text:line-break/>checkCyclics{X&gt;Y, RQs} = checkCyclics(RQs[X = Y])</text:span></text:p>
      <text:p text:style-name="P5"><text:span text:style-name="T1">X != Y<text:line-break/>checkCyclics{X=Y, RQs} = checkCyclics{RQs}</text:span></text:p>
      <text:p text:style-name="Standard"><text:span text:style-name="T1"><text:tab/>// assume collect has already substituted X=Y for us</text:span></text:p>
      <text:p text:style-name="Standard"><text:span text:style-name="T1">checkCyclics{X&gt;C[IT1,...,ITn], RQs} = checkCyclics{X&gt;IT1, ..., X&gt;ITn, RQs}</text:span></text:p>
      <text:p text:style-name="Standard"><text:span text:style-name="T1">checkCyclics{X=C[IT1,...,ITn], RQs} = checkCyclics{X&gt;IT1, ..., X&gt;ITn, RQs}</text:span></text:p>
      <text:p text:style-name="Standard"><text:span text:style-name="T1">checkCyclics{C[ITs] = D[ITs'], RQs} = checkCyclics{RQs}</text:span></text:p>
      <text:p text:style-name="Standard"><text:span text:style-name="T1"><text:tab/>// who cares if C = D or not</text:span></text:p>
      <text:p text:style-name="Standard"><text:span text:style-name="T1">checkCyclics{} = OK<text:tab/></text:span></text:p>
      <text:p text:style-name="P1"/>
      <text:p text:style-name="Standard"><text:span text:style-name="T1">X=C[Y], Y=C[X] </text:span></text:p>
      <text:p text:style-name="Standard"><text:span text:style-name="T1">C[C[X]]=C[C[X]], C[X]=C[X]</text:span></text:p>
      <text:p text:style-name="P1"/>
      <text:p text:style-name="Standard"><text:span text:style-name="T1">C[C[X]]=C[C[X]], C[X]=C[X]</text:span></text:p>
      <text:p text:style-name="P1"/>
      <text:p text:style-name="P1"/>
      <text:p text:style-name="Standard"><text:span text:style-name="T1">X0 = D[X1], X0 = D[X2],</text:span></text:p>
      <text:p text:style-name="Standard"><text:span text:style-name="T1">X1 = C[Y1], X2 = C[Y2], </text:span></text:p>
      <text:p text:style-name="Standard"><text:soft-page-break/><text:span text:style-name="T1">Y1 = E[Z1], Y2 = E[Z2]</text:span></text:p>
      <text:p text:style-name="Standard"><text:span text:style-name="T1">Z1 = Int</text:span></text:p>
      <text:p text:style-name="P1"/>
      <text:p text:style-name="Standard"><text:span text:style-name="T1">---------------</text:span></text:p>
      <text:p text:style-name="Standard"><text:span text:style-name="T1">collect</text:span></text:p>
      <text:p text:style-name="Standard"><text:span text:style-name="T1">X0=D[X1],X0=D[X2],X1=C[Y1],X2=C[Y2],Y1=E[Z1],Y2=E[Z2],Z1=Int</text:span></text:p>
      <text:p text:style-name="Standard"><text:span text:style-name="T1">X1=X2,X1=C[Y1],X2=C[Y2],Y1=E[Z1],Y2=E[Z2],Z1=Int <text:s text:c="3"/>X1=X2</text:span></text:p>
      <text:p text:style-name="Standard"><text:span text:style-name="T1">X2=C[Y1],X2=C[Y2],Y1=E[Z1],Y2=E[Z2],Z1=Int</text:span></text:p>
      <text:p text:style-name="Standard"><text:span text:style-name="T1">Y1=Y2,Y1=E[Z1],Y2=E[Z2],Z1=Int <text:s text:c="21"/>Y1=Y2,X1=X2</text:span></text:p>
      <text:p text:style-name="Standard"><text:span text:style-name="T1">Y2=E[Z1],Y2=E[Z2],Z1=Int</text:span></text:p>
      <text:p text:style-name="Standard"><text:span text:style-name="T1">Z1=Z2,Z1=Int <text:s text:c="39"/>Z1=Z2,Y1=Y2,X1=X2</text:span></text:p>
      <text:p text:style-name="Standard"><text:span text:style-name="T1">Z2=Int</text:span></text:p>
      <text:p text:style-name="P1"/>
      <text:p text:style-name="Standard"><text:span text:style-name="T1">expand</text:span></text:p>
      <text:p text:style-name="Standard"><text:span text:style-name="T1">X0=D[X1],X0=D[X2],X1=C[Y1],X2=C[Y2],Y1=E[Z1],Y2=E[Z2],Z1=Int</text:span></text:p>
      <text:p text:style-name="Standard"><text:span text:style-name="T1">X1=X2,X0=D[X1],X1=C[Y1],X2=C[Y2],Y1=E[Z1],Y2=E[Z2],Z1=Int</text:span></text:p>
      <text:p text:style-name="Standard"><text:span text:style-name="T1">X1=X2,X0=D[X1],X1=C[Y1],X2=C[Y2],Y1=E[Z1],Y2=E[Z2],Z1=Int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X = C[X], X = C[Y]</text:span></text:p>
      <text:p text:style-name="P1"><text:soft-page-break/></text:p>
      <text:p text:style-name="Standard"><text:span text:style-name="T1">------------------------------------------------------</text:span></text:p>
      <text:p text:style-name="Standard"><text:span text:style-name="T1">best{X, Y, ITs} = {X ~ Y, RQs}, IT</text:span></text:p>
      <text:p text:style-name="Standard"><text:span text:style-name="T1"><text:s text:c="2"/>best{X, ITs} = {RQs}, IT</text:span></text:p>
      <text:p text:style-name="Standard"><text:span text:style-name="T1">best{X1, ..., Xm, C[ITs1], ..., C[ITsn]} = {RQs}, C[ Zs[merge{RQs}] ]</text:span></text:p>
      <text:p text:style-name="Standard"><text:span text:style-name="T1"><text:s text:c="2"/>{RQs} = reduce{X1~X2, ..., X1~Xm, Zs ~ ITs1, ..., Zs ~ ITsn}</text:span></text:p>
      <text:p text:style-name="Standard"><text:span text:style-name="T1"><text:tab/>// error if inconsistent as to the number of parameters to C[...]</text:span></text:p>
      <text:p text:style-name="Standard"><text:span text:style-name="T1"><text:tab/>// TODO: infers? different Cs</text:span></text:p>
      <text:p text:style-name="Standard"><text:span text:style-name="T1">reduce{X ~!?1 IT1, ...., X ~!?n ITn, RQs} = {RQs"}</text:span></text:p>
      <text:p text:style-name="Standard"><text:span text:style-name="T1"><text:s text:c="2"/>where</text:span></text:p>
      <text:p text:style-name="Standard"><text:span text:style-name="T1"><text:s text:c="4"/>at least one !?i = empty</text:span></text:p>
      <text:p text:style-name="Standard"><text:span text:style-name="T1"><text:s text:c="4"/>X ~!? iT" not in RQz</text:span></text:p>
      <text:p text:style-name="Standard"><text:span text:style-name="T1"><text:s text:c="4"/>{RQs'}, iT' = best{IT1, ..., ITn}</text:span></text:p>
      <text:p text:style-name="Standard"><text:span text:style-name="T1"><text:s text:c="4"/>{RQs"} = reduce(expand{X ~! iT', RQs[X = iT'][merge{RQs'}], RQs'})</text:span></text:p>
      <text:p text:style-name="Standard"><text:span text:style-name="T1">... // other cases for reduce as before</text:span></text:p>
      <text:p text:style-name="Standard"><text:span text:style-name="T1">// It would be better if I use RQs instead of {RQs'}</text:span></text:p>
      <text:p text:style-name="Standard"><text:span text:style-name="T1">------------------------------------------------------</text:span></text:p>
      <text:p text:style-name="P1"/>
      <text:p text:style-name="P1"/>
      <text:p text:style-name="P1"/>
      <text:p text:style-name="Standard"><text:span text:style-name="T1">//------</text:span></text:p>
      <text:p text:style-name="Standard"><text:span text:style-name="T2">collect(Zz; {X ~ Y} U RQz) = collect(Zs U {Y = X}; RQz[X = Y])</text:span></text:p>
      <text:p text:style-name="Standard"><text:span text:style-name="T2">otherwise: </text:span></text:p>
      <text:p text:style-name="Standard"><text:span text:style-name="T2"><text:s text:c="2"/>collect(Zz; RQz) = (Zz; RQz)</text:span></text:p>
      <text:p text:style-name="P3"><text:soft-page-break/></text:p>
      <text:p text:style-name="Standard"><text:span text:style-name="T2">reduce(Zz; {X ~!?1 C1[iTs1], ...., X ~!?n Cn[iTsn]} U RQz) = </text:span></text:p>
      <text:p text:style-name="Standard"><text:span text:style-name="T2"><text:s text:c="4"/>reduce(collect(Zz, {X ~!iT } U expand(RQz[X = iT])))</text:span></text:p>
      <text:p text:style-name="Standard"><text:span text:style-name="T2"><text:s text:c="2"/>where</text:span></text:p>
      <text:p text:style-name="Standard"><text:span text:style-name="T2"><text:s text:c="4"/>at least one !?i = empty</text:span></text:p>
      <text:p text:style-name="Standard"><text:span text:style-name="T2"><text:s text:c="4"/>X ~!? iT not in RQz</text:span></text:p>
      <text:p text:style-name="Standard"><text:span text:style-name="T2"><text:s text:c="4"/>iT = best(C1[iTs1], ...., Cn[iTsn])</text:span></text:p>
      <text:p text:style-name="P3"/>
      <text:p text:style-name="Standard"><text:span text:style-name="T2">merge(X = Y, Zz; RQz) = X = Y, merge(Zz; RQz)</text:span></text:p>
      <text:p text:style-name="Standard"><text:span text:style-name="T2">merge(empty; {Y ~_ C[iTs]} U RQz) = Y = C[iTs], merge(empty; RQz)</text:span></text:p>
      <text:p text:style-name="Standard"><text:span text:style-name="T2">merge(empty, empty) = empty <text:s/></text:span></text:p>
      <text:p text:style-name="P3"/>
      <text:p text:style-name="Standard"><text:span text:style-name="T2">otherwise:</text:span></text:p>
      <text:p text:style-name="Standard"><text:span text:style-name="T2"><text:s text:c="2"/>reduce(Zz,RQz) = Zz,RQz</text:span></text:p>
      <text:p text:style-name="Standard"><text:span text:style-name="T2">refineSigGens(RPs) = RPs[merge(ZZ'; RQz")]</text:span></text:p>
      <text:p text:style-name="Standard"><text:span text:style-name="T2"><text:s text:c="2"/>where collect({}, RPsToRQz(RPs)) = (Zz, RQz')</text:span></text:p>
      <text:p text:style-name="Standard"><text:span text:style-name="T2"><text:s text:c="2"/>Zz', RQz" = reduce(Zz, expand(RQz'))</text:span></text:p>
      <text:p text:style-name="P3"/>
      <text:p text:style-name="Standard"><text:span text:style-name="T1">----</text:span></text:p>
      <text:p text:style-name="P1"/>
      <text:p text:style-name="Standard"><text:span text:style-name="T1">BreakingExamples.Fear</text:span></text:p>
      <text:p text:style-name="Standard"><text:span text:style-name="T3">//Example showing that not even a capsule method of a capsule lambda can capture</text:span></text:p>
      <text:p text:style-name="Standard"><text:span text:style-name="T3">// a capsule local var; not even if that local var is only used one time</text:span></text:p>
      <text:p text:style-name="Standard"><text:span text:style-name="T3">DoAnd:{ #[R](v:Void,r:capsule R):capsule R-&gt;r }</text:span></text:p>
      <text:p text:style-name="Standard"><text:soft-page-break/><text:span text:style-name="T3">Self:{capsule foo(acc:mut Acc):capsule Self }</text:span></text:p>
      <text:p text:style-name="Standard"><text:span text:style-name="T3">ASelf:{#(bar:capsule Bar):capsule Self-&gt;{'self</text:span></text:p>
      <text:p text:style-name="Standard"><text:span text:style-name="T3"><text:s text:c="2"/>capsule foo(acc:mut Acc) : capsule Self -&gt; </text:span></text:p>
      <text:p text:style-name="Standard"><text:span text:style-name="T3"><text:s text:c="4"/>DoAnd#(acc.save(bar),self)//one time save as imm, another save as mut</text:span></text:p>
      <text:p text:style-name="Standard"><text:span text:style-name="T3"><text:s/>}</text:span></text:p>
      <text:p text:style-name="Standard"><text:span text:style-name="T3">ASelf#(myBar).foo(acc1).foo(acc2)</text:span></text:p>
      <text:p text:style-name="P4"/>
      <text:p text:style-name="P4"/>
      <text:p text:style-name="Standard"><text:span text:style-name="T3">// Example showing that an imm method of a mut object</text:span></text:p>
      <text:p text:style-name="Standard"><text:span text:style-name="T3">// can not capture a read (as imm or otherwise)</text:span></text:p>
      <text:p text:style-name="Standard"><text:span text:style-name="T3">Box[T]:{ imm .get:T }</text:span></text:p>
      <text:p text:style-name="Standard"><text:span text:style-name="T3">OhNo:{ .break(m:read MutSomewhere):mut Box[MutSomewhere]-&gt;{.get-&gt;m} }</text:span></text:p>
      <text:p text:style-name="Standard"><text:span text:style-name="T3">imm MutSomewhere nope = OhNo.break(myMut).get </text:span></text:p>
      <text:p text:style-name="Standard"><text:span text:style-name="T3">//OhNo.break(myMut):imm becase<text:line-break/>//takes a read, returns a mut, promoted to capsule and then to imm</text:span></text:p>
      <text:p text:style-name="P4"/>
      <text:p text:style-name="Standard"><text:span text:style-name="T3">---------------------</text:span></text:p>
      <text:p text:style-name="Standard"><text:span text:style-name="T3">// Examples showing mdf and recMdf</text:span></text:p>
      <text:p text:style-name="Standard"><text:span text:style-name="T3">Foo:{}</text:span></text:p>
      <text:p text:style-name="Standard"><text:span text:style-name="T3">Box[E]:{</text:span></text:p>
      <text:p text:style-name="Standard"><text:span text:style-name="T3"><text:s/>read .getRM(): recMdf E,</text:span></text:p>
      <text:p text:style-name="Standard"><text:span text:style-name="T3"><text:s/>read .getM(): mdf E,</text:span></text:p>
      <text:p text:style-name="Standard"><text:span text:style-name="T3">}</text:span></text:p>
      <text:p text:style-name="Standard"><text:span text:style-name="T3">Main:{</text:span></text:p>
      <text:p text:style-name="Standard"><text:span text:style-name="T3"><text:s/>_ -&gt; Block</text:span></text:p>
      <text:p text:style-name="Standard"><text:soft-page-break/><text:span text:style-name="T3"><text:s text:c="3"/>.var[mut Foo] fooM = {Foo}</text:span></text:p>
      <text:p text:style-name="Standard"><text:span text:style-name="T3"><text:s text:c="3"/>.var[imm Foo] fooI = {Foo}</text:span></text:p>
      <text:p text:style-name="Standard"><text:span text:style-name="T3"><text:s text:c="3"/>.var[imm Box[imm Foo]] ibif = { .getRM -&gt; fooI, .getM -&gt; fooI }</text:span></text:p>
      <text:p text:style-name="Standard"><text:span text:style-name="T3"><text:s text:c="3"/>.var[mut Box[mut Foo]] mbmf = { .getRM -&gt; fooM, .getM -&gt; fooM }</text:span></text:p>
      <text:p text:style-name="Standard"><text:span text:style-name="T3"><text:s text:c="3"/>// One of these two is invalid (hopefully #2):</text:span></text:p>
      <text:p text:style-name="Standard"><text:span text:style-name="T3"><text:s text:c="3"/>.var[mut Box[imm Foo]] mbif1 = { .getRM -&gt; fooI, .getM -&gt; fooI }</text:span></text:p>
      <text:p text:style-name="Standard"><text:span text:style-name="T3"><text:s text:c="3"/>.var[mut Box[imm Foo]] mbif2 = { .getRM -&gt; fooM, .getM -&gt; fooI }</text:span></text:p>
      <text:p text:style-name="Standard"><text:span text:style-name="T3"><text:s text:c="3"/>// I expect this to be invalid because mut _ |- recMdf = mut and imm is</text:span></text:p>
      <text:p text:style-name="Standard"><text:span text:style-name="T3"><text:s text:c="3"/>// not a sub-type of mut:</text:span></text:p>
      <text:p text:style-name="Standard"><text:span text:style-name="T3"><text:s text:c="3"/>.var[mut Box[mut Foo]] idk = { .getRM -&gt; fooI, .getM -&gt; fooM }</text:span></text:p>
      <text:p text:style-name="Standard"><text:span text:style-name="T3"><text:s text:c="3"/>.return{}</text:span></text:p>
      <text:p text:style-name="Standard"><text:span text:style-name="T3">}</text:span></text:p>
      <text:p text:style-name="P4"/>
      <text:p text:style-name="Standard"><text:span text:style-name="T3">/* Proposal for recMdf logic:</text:span></text:p>
      <text:p text:style-name="Standard"><text:span text:style-name="T3">Foo:{</text:span></text:p>
      <text:p text:style-name="Standard"><text:span text:style-name="T3"><text:s text:c="2"/>read .foo(x:recMdf Foo):recMdf Foo -&gt;x ??</text:span></text:p>
      <text:p text:style-name="Standard"><text:span text:style-name="T3"><text:s text:c="2"/>read .foo(x:recMdf Foo):recMdf Foo -&gt;this ??</text:span></text:p>
      <text:p text:style-name="Standard"><text:span text:style-name="T3"><text:s text:c="2"/>}</text:span></text:p>
      <text:p text:style-name="P4"/>
      <text:p text:style-name="Standard"><text:span text:style-name="T3">- recMdf args are read</text:span></text:p>
      <text:p text:style-name="Standard"><text:span text:style-name="T3">- `this` needs special consideration for forwarding the original recMdf // maybe not, maybe keep as recMdf</text:span></text:p>
      <text:p text:style-name="Standard"><text:span text:style-name="T3">- different rules for recMdf X and recMdf IT, likely this needs to be adapted to method typing rules from:</text:span></text:p>
      <text:p text:style-name="P4"/>
      <text:p text:style-name="Standard"><text:span text:style-name="T3">MDF0 notin {recMdf, iso}</text:span></text:p>
      <text:p text:style-name="Standard"><text:soft-page-break/><text:span text:style-name="T3">--------------------------------(recMdf-IT)</text:span></text:p>
      <text:p text:style-name="Standard"><text:span text:style-name="T3">Ds;G;MDF0 IT0 |- recMdf IT : MDF0 IT</text:span></text:p>
      <text:p text:style-name="P4"/>
      <text:p text:style-name="Standard"><text:span text:style-name="T3">--------------------------------(recMdf-iso-IT)</text:span></text:p>
      <text:p text:style-name="Standard"><text:span text:style-name="T3">Ds;G;iso IT0 |- recMdf IT : mut IT</text:span></text:p>
      <text:p text:style-name="P4"/>
      <text:p text:style-name="Standard"><text:span text:style-name="T3">// This case isn't possible because recMdf ITs will not exist</text:span></text:p>
      <text:p text:style-name="Standard"><text:span text:style-name="T3">// --------------------------------(recMdf-recMdf-IT)</text:span></text:p>
      <text:p text:style-name="Standard"><text:span text:style-name="T3">// Ds;G;recMdf IT0 |- recMdf IT : read IT</text:span></text:p>
      <text:p text:style-name="P4"/>
      <text:p text:style-name="P4"/>
      <text:p text:style-name="Standard"><text:span text:style-name="T3">#Define [MDF T = MDF' T] with context of method receiver/etc</text:span></text:p>
      <text:p text:style-name="P4"/>
      <text:p text:style-name="Standard"><text:span text:style-name="T3">A:{ read .foo[X](x:recMdf X):recMdf X-&gt;x }</text:span></text:p>
      <text:p text:style-name="P4"/>
      <text:p text:style-name="Standard"><text:span text:style-name="T3">B:{ read .b[X](x:recMdf X):mdf X-&gt; A.foo[X](x) }</text:span></text:p>
      <text:p text:style-name="P4"/>
      <text:p text:style-name="Standard"><text:span text:style-name="T3">B.b[mut C](myC):mut C</text:span></text:p>
      <text:p text:style-name="P4"/>
      <text:p text:style-name="P4"/>
      <text:p text:style-name="P4"/>
      <text:p text:style-name="Standard"><text:span text:style-name="T3">MDF0 in {mut, iso, lent}</text:span></text:p>
      <text:p text:style-name="Standard"><text:span text:style-name="T3">-----------------------(recMdf-id-X)</text:span></text:p>
      <text:p text:style-name="Standard"><text:span text:style-name="T3">Ds;G;MDF0 IT0 |- recMdf X : mdf X</text:span></text:p>
      <text:p text:style-name="P4"><text:soft-page-break/></text:p>
      <text:p text:style-name="Standard"><text:span text:style-name="T3">MDF0 notin {mut, iso, lent}</text:span></text:p>
      <text:p text:style-name="Standard"><text:span text:style-name="T3">C[Xs0] in Ds</text:span></text:p>
      <text:p text:style-name="Standard"><text:span text:style-name="T3">X1..Xk..Xn in Xs0</text:span></text:p>
      <text:p text:style-name="Standard"><text:span text:style-name="T3">Tk = imm _</text:span></text:p>
      <text:p text:style-name="Standard"><text:span text:style-name="T3">----------------------------------(recMdf-mdfImm-X)</text:span></text:p>
      <text:p text:style-name="Standard"><text:span text:style-name="T3">Ds;G;MDF0 C[Ts] |- recMdf X : imm X</text:span></text:p>
      <text:p text:style-name="P4"/>
      <text:p text:style-name="P4"/>
      <text:p text:style-name="Standard"><text:span text:style-name="T3">G |- XIT : MDF _</text:span></text:p>
      <text:p text:style-name="Standard"><text:span text:style-name="T3">MDF = read if MDF is recMdf</text:span></text:p>
      <text:p text:style-name="Standard"><text:span text:style-name="T3">MDF' =</text:span></text:p>
      <text:p text:style-name="Standard"><text:span text:style-name="T3">----------------------------(recMdf-usage)</text:span></text:p>
      <text:p text:style-name="Standard"><text:span text:style-name="T3">G |- recMdf XIT : MDF XIT</text:span></text:p>
      <text:p text:style-name="P4"/>
      <text:p text:style-name="P4"/>
      <text:p text:style-name="Standard"><text:span text:style-name="T3">mut _ |- recMdf X : mdf X</text:span></text:p>
      <text:p text:style-name="P4"/>
      <text:p text:style-name="P4"/>
      <text:p text:style-name="Standard"><text:span text:style-name="T3">// special replacement logic</text:span></text:p>
      <text:p text:style-name="Standard"><text:span text:style-name="T3">#Define resolveRecMdf(MDF0, MDF1) = MDF' // recv mdf, param mdf</text:span></text:p>
      <text:p text:style-name="P4"/>
      <text:p text:style-name="Standard"><text:span text:style-name="T3">imm _ = imm // safe because capturing</text:span></text:p>
      <text:p text:style-name="Standard"><text:span text:style-name="T3">iso _ = mut</text:span></text:p>
      <text:p text:style-name="Standard"><text:soft-page-break/><text:span text:style-name="T3">mut = mdf</text:span></text:p>
      <text:p text:style-name="Standard"><text:span text:style-name="T3">MDF recMdf = MDF, otherwise // or maybe read?</text:span></text:p>
      <text:p text:style-name="P4"/>
      <text:p text:style-name="Standard"><text:span text:style-name="T3">read lent = read</text:span></text:p>
      <text:p text:style-name="Standard"><text:span text:style-name="T3">read mut = read</text:span></text:p>
      <text:p text:style-name="Standard"><text:span text:style-name="T3">read imm = imm // maybe read</text:span></text:p>
      <text:p text:style-name="Standard"><text:span text:style-name="T3">read iso = read</text:span></text:p>
      <text:p text:style-name="Standard"><text:span text:style-name="T3">read recMdf = read</text:span></text:p>
      <text:p text:style-name="Standard"><text:span text:style-name="T3">read read = read</text:span></text:p>
      <text:p text:style-name="Standard"><text:span text:style-name="T3">lent read = read</text:span></text:p>
      <text:p text:style-name="Standard"><text:span text:style-name="T3">lent mut = lent</text:span></text:p>
      <text:p text:style-name="Standard"><text:span text:style-name="T3">lent imm = imm</text:span></text:p>
      <text:p text:style-name="Standard"><text:span text:style-name="T3">mut read = read</text:span></text:p>
      <text:p text:style-name="Standard"><text:span text:style-name="T3">mut lent = lent</text:span></text:p>
      <text:p text:style-name="Standard"><text:span text:style-name="T3">mut imm = imm</text:span></text:p>
      <text:p text:style-name="Standard"><text:span text:style-name="T3">mut iso = iso</text:span></text:p>
      <text:p text:style-name="Standard"><text:span text:style-name="T3">iso read = read</text:span></text:p>
      <text:p text:style-name="Standard"><text:span text:style-name="T3">iso lent = lent</text:span></text:p>
      <text:p text:style-name="Standard"><text:span text:style-name="T3">iso mut = mut</text:span></text:p>
      <text:p text:style-name="Standard"><text:span text:style-name="T3">iso imm = imm</text:span></text:p>
      <text:p text:style-name="Standard"><text:span text:style-name="T3">iso recMdf</text:span></text:p>
      <text:p text:style-name="Standard"><text:span text:style-name="T3">iso iso</text:span></text:p>
      <text:p text:style-name="Standard"><text:span text:style-name="T3">recMdf read</text:span></text:p>
      <text:p text:style-name="Standard"><text:span text:style-name="T3">recMdf lent</text:span></text:p>
      <text:p text:style-name="Standard"><text:soft-page-break/><text:span text:style-name="T3">recMdf mut</text:span></text:p>
      <text:p text:style-name="Standard"><text:span text:style-name="T3">recMdf imm</text:span></text:p>
      <text:p text:style-name="Standard"><text:span text:style-name="T3">recMdf iso</text:span></text:p>
      <text:p text:style-name="Standard"><text:span text:style-name="T3">recMdf iso</text:span></text:p>
      <text:p text:style-name="Standard"><text:span text:style-name="T3">iso read</text:span></text:p>
      <text:p text:style-name="Standard"><text:span text:style-name="T3">iso lent</text:span></text:p>
      <text:p text:style-name="Standard"><text:span text:style-name="T3">iso mut</text:span></text:p>
      <text:p text:style-name="Standard"><text:span text:style-name="T3">iso imm</text:span></text:p>
      <text:p text:style-name="Standard"><text:span text:style-name="T3">iso iso</text:span></text:p>
      <text:p text:style-name="Standard"><text:span text:style-name="T3">iso recMdf</text:span></text:p>
      <text:p text:style-name="P4"/>
      <text:p text:style-name="Standard"><text:span text:style-name="T3">resolveRecMdf(MDF0, imm) =</text:span></text:p>
      <text:p text:style-name="Standard"><text:span text:style-name="T3">resolveRecMdf(MDF0, _) = MDF0, otherwise</text:span></text:p>
      <text:p text:style-name="P4"/>
      <text:p text:style-name="Standard"><text:span text:style-name="T3">*/</text:span></text:p>
      <text:p text:style-name="P4"/>
      <text:p text:style-name="Standard"><text:span text:style-name="T1">read .m1(x: recMdf Person): Void -&gt; x.setName("Foo") // NO</text:span></text:p>
      <text:p text:style-name="Standard"><text:span text:style-name="T1"><text:s text:c="2"/>G= this:read <text:s/>, x:recMdf Person</text:span></text:p>
      <text:p text:style-name="Standard"><text:span text:style-name="T1"><text:s text:c="2"/>G= this:recMdf, x:recMdf Person</text:span></text:p>
      <text:p text:style-name="P1"/>
      <text:p text:style-name="Standard"><text:span text:style-name="T1">read .m2(myMut: mut Foo, x: recMdf Person): Void -&gt; myMut.m3(x).setName("Foo") // NO</text:span></text:p>
      <text:p text:style-name="Standard"><text:span text:style-name="T1">read .m3(y:recMdf Person):recMdf Person -&gt; ... // NO</text:span></text:p>
      <text:p text:style-name="Standard"><text:span text:style-name="T1">m3()-&gt;recMdf Person</text:span></text:p>
      <text:p text:style-name="Standard"><text:span text:style-name="T1">mut Foo-&gt;mut Per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2" meta:paragraph-count="1020" meta:word-count="5534" meta:character-count="37218" meta:non-whitespace-character-count="31218"/>
    <meta:generator>LibreOfficeDev/6.0.5.2$Linux_X86_64 LibreOffice_project/</meta:generator>
  </office:meta>
</office:document-meta>
</file>